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Ubuntu" svg:font-family="Ubuntu"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SimSun" svg:font-family="SimSun, 宋体" style:font-pitch="variable"/>
    <style:font-face style:name="WenQuanYi Micro Hei" svg:font-family="'WenQuanYi Micro Hei',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3965in" table:align="left"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46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1pt solid #000000" fo:border-right="none" fo:border-top="0.1pt solid #000000" fo:border-bottom="0.1pt solid #000000" style:writing-mode="lr-tb"/>
    </style:style>
    <style:style style:name="Table1.B1" style:family="table-cell">
      <style:table-cell-properties style:vertical-align="middle" fo:padding-left="0.075in" fo:padding-right="0.075in" fo:padding-top="0in" fo:padding-bottom="0in" fo:border="0.1pt solid #000000" style:writing-mode="lr-tb"/>
    </style:style>
    <style:style style:name="Table1.A2" style:family="table-cell">
      <style:table-cell-properties style:vertical-align="top" fo:padding-left="0.075in" fo:padding-right="0.075in" fo:padding-top="0in" fo:padding-bottom="0in" fo:border-left="0.1pt solid #000000" fo:border-right="none" fo:border-top="0.1pt solid #000000" fo:border-bottom="0.1pt solid #000000" style:writing-mode="lr-tb"/>
    </style:style>
    <style:style style:name="Table1.3" style:family="table-row">
      <style:table-row-properties style:min-row-height="0.2222in"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Standard" style:list-style-name="">
      <style:paragraph-properties fo:margin-left="0in" fo:margin-right="0in" fo:text-indent="0in" style:auto-text-indent="false"/>
    </style:style>
    <style:style style:name="P3" style:family="paragraph" style:parent-style-name="Text_20_body">
      <style:text-properties style:font-name-asian="Times New Roman"/>
    </style:style>
    <style:style style:name="P4" style:family="paragraph" style:parent-style-name="Text_20_body">
      <style:text-properties officeooo:rsid="00102485" officeooo:paragraph-rsid="00121695"/>
    </style:style>
    <style:style style:name="P5" style:family="paragraph" style:parent-style-name="Text_20_body">
      <style:text-properties officeooo:rsid="00102485" officeooo:paragraph-rsid="001922ab"/>
    </style:style>
    <style:style style:name="P6" style:family="paragraph" style:parent-style-name="Text_20_body">
      <style:text-properties officeooo:rsid="00102485" officeooo:paragraph-rsid="00254e92"/>
    </style:style>
    <style:style style:name="P7" style:family="paragraph" style:parent-style-name="Text_20_body">
      <style:text-properties officeooo:rsid="00138c0d" officeooo:paragraph-rsid="00138c0d"/>
    </style:style>
    <style:style style:name="P8" style:family="paragraph" style:parent-style-name="Text_20_body">
      <style:text-properties officeooo:rsid="00138c0d" officeooo:paragraph-rsid="0023c175"/>
    </style:style>
    <style:style style:name="P9" style:family="paragraph" style:parent-style-name="Text_20_body">
      <style:text-properties officeooo:paragraph-rsid="00138c0d"/>
    </style:style>
    <style:style style:name="P10" style:family="paragraph" style:parent-style-name="Text_20_body">
      <style:text-properties officeooo:rsid="0013d7e2" officeooo:paragraph-rsid="00442b16"/>
    </style:style>
    <style:style style:name="P11" style:family="paragraph" style:parent-style-name="Text_20_body">
      <style:text-properties officeooo:rsid="002837d0" officeooo:paragraph-rsid="0035d72f"/>
    </style:style>
    <style:style style:name="P12" style:family="paragraph" style:parent-style-name="Text_20_body">
      <style:text-properties officeooo:rsid="002837d0" officeooo:paragraph-rsid="003b7dcb"/>
    </style:style>
    <style:style style:name="P13" style:family="paragraph" style:parent-style-name="Text_20_body">
      <style:text-properties officeooo:rsid="003e8429" officeooo:paragraph-rsid="004ac4dc"/>
    </style:style>
    <style:style style:name="P14" style:family="paragraph" style:parent-style-name="Text_20_body">
      <style:text-properties officeooo:paragraph-rsid="0040b406"/>
    </style:style>
    <style:style style:name="P15" style:family="paragraph" style:parent-style-name="Text_20_body">
      <style:text-properties officeooo:rsid="004caaff" officeooo:paragraph-rsid="004caaff"/>
    </style:style>
    <style:style style:name="P16" style:family="paragraph" style:parent-style-name="Text_20_body">
      <style:text-properties officeooo:paragraph-rsid="004caaff"/>
    </style:style>
    <style:style style:name="P17" style:family="paragraph" style:parent-style-name="Text_20_body">
      <style:paragraph-properties fo:margin-top="0in" fo:margin-bottom="0.0835in" style:contextual-spacing="false"/>
    </style:style>
    <style:style style:name="P18" style:family="paragraph" style:parent-style-name="Text_20_body">
      <style:paragraph-properties fo:margin-left="0in" fo:margin-right="0in" fo:text-indent="0in" style:auto-text-indent="false"/>
    </style:style>
    <style:style style:name="P19" style:family="paragraph" style:parent-style-name="Heading_20_1">
      <style:text-properties officeooo:rsid="001318cc" officeooo:paragraph-rsid="001318cc"/>
    </style:style>
    <style:style style:name="P20" style:family="paragraph" style:parent-style-name="Heading_20_1">
      <style:text-properties officeooo:rsid="0035d72f" officeooo:paragraph-rsid="0035d72f"/>
    </style:style>
    <style:style style:name="P21" style:family="paragraph" style:parent-style-name="Heading_20_1">
      <style:text-properties officeooo:rsid="00459132" officeooo:paragraph-rsid="00459132"/>
    </style:style>
    <style:style style:name="P22" style:family="paragraph" style:parent-style-name="Heading_20_1" style:list-style-name="">
      <style:paragraph-properties fo:margin-left="0in" fo:margin-right="0in" fo:text-indent="0in" style:auto-text-indent="false"/>
    </style:style>
    <style:style style:name="P23" style:family="paragraph" style:parent-style-name="table_20_copy">
      <style:paragraph-properties style:snap-to-layout-grid="false"/>
    </style:style>
    <style:style style:name="P24" style:family="paragraph" style:parent-style-name="Abstract">
      <style:text-properties officeooo:paragraph-rsid="002439a0"/>
    </style:style>
    <style:style style:name="P25" style:family="paragraph" style:parent-style-name="Affiliation">
      <style:paragraph-properties fo:margin-left="0in" fo:margin-right="-0.0957in" fo:text-indent="0in" style:auto-text-indent="false"/>
    </style:style>
    <style:style style:name="P26" style:family="paragraph" style:parent-style-name="Author">
      <style:text-properties officeooo:rsid="003f30ed" officeooo:paragraph-rsid="003f30ed"/>
    </style:style>
    <style:style style:name="P27" style:family="paragraph" style:parent-style-name="key_20_words">
      <style:paragraph-properties fo:margin-left="0in" fo:margin-right="0in" fo:text-indent="0.1252in" style:auto-text-indent="false"/>
      <style:text-properties officeooo:paragraph-rsid="00170e27"/>
    </style:style>
    <style:style style:name="P28" style:family="paragraph" style:parent-style-name="paper_20_title" style:master-page-name="Standard">
      <style:paragraph-properties style:page-number="auto"/>
      <style:text-properties officeooo:paragraph-rsid="00102485"/>
    </style:style>
    <style:style style:name="P29" style:family="paragraph" style:parent-style-name="references">
      <style:text-properties officeooo:rsid="00102485" officeooo:paragraph-rsid="00102485"/>
    </style:style>
    <style:style style:name="P30" style:family="paragraph" style:parent-style-name="references" style:list-style-name="WW8Num4">
      <style:text-properties officeooo:rsid="00102485" officeooo:paragraph-rsid="003244a7"/>
    </style:style>
    <style:style style:name="P31" style:family="paragraph" style:parent-style-name="references" style:list-style-name="WW8Num4">
      <style:text-properties officeooo:rsid="00102485" officeooo:paragraph-rsid="0032e445"/>
    </style:style>
    <style:style style:name="P32" style:family="paragraph" style:parent-style-name="references">
      <style:text-properties officeooo:rsid="002b9510" officeooo:paragraph-rsid="002b9510"/>
    </style:style>
    <style:style style:name="P33" style:family="paragraph" style:parent-style-name="references">
      <style:text-properties officeooo:rsid="004230ae" officeooo:paragraph-rsid="004230ae"/>
    </style:style>
    <style:style style:name="P34" style:family="paragraph" style:parent-style-name="references">
      <style:text-properties officeooo:rsid="0043eab5" officeooo:paragraph-rsid="0043eab5"/>
    </style:style>
    <style:style style:name="P35" style:family="paragraph" style:parent-style-name="references">
      <style:text-properties officeooo:rsid="004ab6eb" officeooo:paragraph-rsid="004ab6eb"/>
    </style:style>
    <style:style style:name="P36" style:family="paragraph" style:parent-style-name="table_20_col_20_head">
      <style:paragraph-properties style:snap-to-layout-grid="false"/>
    </style:style>
    <style:style style:name="P37" style:family="paragraph" style:parent-style-name="table_20_col_20_subhead">
      <style:paragraph-properties style:snap-to-layout-grid="false"/>
    </style:style>
    <style:style style:name="T1" style:family="text">
      <style:text-properties style:font-name-asian="Times New Roman"/>
    </style:style>
    <style:style style:name="T2" style:family="text">
      <style:text-properties officeooo:rsid="00102485" style:font-name-asian="Times New Roman"/>
    </style:style>
    <style:style style:name="T3" style:family="text">
      <style:text-properties officeooo:rsid="00121695" style:font-name-asian="Times New Roman"/>
    </style:style>
    <style:style style:name="T4" style:family="text">
      <style:text-properties officeooo:rsid="00170e27" style:font-name-asian="Times New Roman"/>
    </style:style>
    <style:style style:name="T5" style:family="text">
      <style:text-properties officeooo:rsid="002439a0" style:font-name-asian="Times New Roman"/>
    </style:style>
    <style:style style:name="T6" style:family="text">
      <style:text-properties officeooo:rsid="003b7dcb" style:font-name-asian="Times New Roman"/>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3dc08e" style:font-style-asian="italic" style:font-style-complex="italic"/>
    </style:style>
    <style:style style:name="T10" style:family="text">
      <style:text-properties fo:font-style="italic" officeooo:rsid="003aa406" style:font-style-asian="italic" style:font-style-complex="italic"/>
    </style:style>
    <style:style style:name="T11" style:family="text">
      <style:text-properties fo:font-style="italic" style:font-name-asian="Times New Roman" style:font-style-asian="italic"/>
    </style:style>
    <style:style style:name="T12" style:family="text">
      <style:text-properties fo:font-style="italic" style:font-name-asian="Times New Roman" style:font-style-asian="italic" style:font-style-complex="italic"/>
    </style:style>
    <style:style style:name="T13" style:family="text">
      <style:text-properties fo:font-style="italic" officeooo:rsid="00102485" style:font-name-asian="Times New Roman" style:font-style-asian="italic" style:font-style-complex="italic"/>
    </style:style>
    <style:style style:name="T14" style:family="text">
      <style:text-properties style:text-position="super 58%"/>
    </style:style>
    <style:style style:name="T15" style:family="text">
      <style:text-properties style:text-position="super 58%" fo:letter-spacing="-0.0016in"/>
    </style:style>
    <style:style style:name="T16" style:family="text">
      <style:text-properties style:font-name-asian="Symbol"/>
    </style:style>
    <style:style style:name="T17" style:family="text">
      <style:text-properties style:font-name="Symbol" fo:font-style="italic" style:font-name-asian="Symbol" style:font-style-asian="italic" style:font-name-complex="Symbol" style:font-style-complex="italic"/>
    </style:style>
    <style:style style:name="T18" style:family="text">
      <style:text-properties style:text-position="sub 58%"/>
    </style:style>
    <style:style style:name="T19" style:family="text">
      <style:text-properties style:text-position="sub 58%" officeooo:rsid="002a0df0"/>
    </style:style>
    <style:style style:name="T20" style:family="text">
      <style:text-properties style:text-position="sub 58%" officeooo:rsid="004230ae"/>
    </style:style>
    <style:style style:name="T21" style:family="text">
      <style:text-properties fo:font-style="normal" style:font-style-asian="normal" style:font-style-complex="normal"/>
    </style:style>
    <style:style style:name="T22" style:family="text">
      <style:text-properties fo:font-style="normal" style:font-name-asian="Times New Roman" style:font-style-asian="normal" style:font-style-complex="normal"/>
    </style:style>
    <style:style style:name="T23" style:family="text">
      <style:text-properties fo:font-size="8pt" style:font-size-asian="8pt" style:font-size-complex="8pt"/>
    </style:style>
    <style:style style:name="T24" style:family="text">
      <style:text-properties officeooo:rsid="00121695"/>
    </style:style>
    <style:style style:name="T25" style:family="text">
      <style:text-properties officeooo:rsid="00138c0d"/>
    </style:style>
    <style:style style:name="T26" style:family="text">
      <style:text-properties fo:color="#ff3333" officeooo:rsid="00334405"/>
    </style:style>
    <style:style style:name="T27" style:family="text">
      <style:text-properties style:use-window-font-color="true" style:font-name="Times New Roman" fo:font-size="9pt" fo:language="en" fo:country="US" fo:font-weight="bold" officeooo:rsid="00102485"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8" style:family="text">
      <style:text-properties style:use-window-font-color="true" style:font-name="Times New Roman" fo:font-size="9pt" fo:language="en" fo:country="US" fo:font-weight="bold" officeooo:rsid="001a328f"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9" style:family="text">
      <style:text-properties style:use-window-font-color="true" style:font-name="Times New Roman" fo:font-size="9pt" fo:language="en" fo:country="US" fo:font-weight="bold" officeooo:rsid="001ab20e"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30" style:family="text">
      <style:text-properties style:use-window-font-color="true" style:font-name="Times New Roman" fo:font-size="9pt" fo:language="en" fo:country="US" fo:font-weight="bold" officeooo:rsid="001cc6ca"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31" style:family="text">
      <style:text-properties style:use-window-font-color="true" style:font-name="Times New Roman" fo:font-size="10pt" fo:letter-spacing="-0.0008in" fo:language="en" fo:country="US" officeooo:rsid="0037553f" style:font-name-asian="SimSun" style:font-size-asian="10pt" style:language-asian="zh" style:country-asian="CN" style:font-name-complex="Times New Roman" style:font-size-complex="10pt" style:language-complex="ar" style:country-complex="SA"/>
    </style:style>
    <style:style style:name="T32" style:family="text">
      <style:text-properties officeooo:rsid="001ff224"/>
    </style:style>
    <style:style style:name="T33" style:family="text">
      <style:text-properties officeooo:rsid="0020b79f"/>
    </style:style>
    <style:style style:name="T34" style:family="text">
      <style:text-properties officeooo:rsid="00217911"/>
    </style:style>
    <style:style style:name="T35" style:family="text">
      <style:text-properties officeooo:rsid="00225ff2"/>
    </style:style>
    <style:style style:name="T36" style:family="text">
      <style:text-properties officeooo:rsid="0023c175"/>
    </style:style>
    <style:style style:name="T37" style:family="text">
      <style:text-properties officeooo:rsid="00254e92"/>
    </style:style>
    <style:style style:name="T38" style:family="text">
      <style:text-properties officeooo:rsid="002a0df0"/>
    </style:style>
    <style:style style:name="T39" style:family="text">
      <style:text-properties style:text-position="0% 100%" officeooo:rsid="002a0df0"/>
    </style:style>
    <style:style style:name="T40" style:family="text">
      <style:text-properties officeooo:rsid="00346e99"/>
    </style:style>
    <style:style style:name="T41" style:family="text">
      <style:text-properties officeooo:rsid="0037553f"/>
    </style:style>
    <style:style style:name="T42" style:family="text">
      <style:text-properties officeooo:rsid="003aa406"/>
    </style:style>
    <style:style style:name="T43" style:family="text">
      <style:text-properties officeooo:rsid="003cb8f6"/>
    </style:style>
    <style:style style:name="T44" style:family="text">
      <style:text-properties officeooo:rsid="004230ae"/>
    </style:style>
    <style:style style:name="T45" style:family="text">
      <style:text-properties officeooo:rsid="004caaff"/>
    </style:style>
    <style:style style:name="T46" style:family="text">
      <style:text-properties officeooo:rsid="004d1ef2"/>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0%" fo:padding-left="0.2252in" fo:padding-right="0.2252in" fo:padding-top="0.1752in" fo:padding-bottom="0.1752in" fo:border="0.06pt solid #000000">
        <style:background-image/>
      </style:graphic-properties>
    </style:style>
    <style:style style:name="Sect1" style:family="section">
      <style:section-properties style:writing-mode="lr-tb" style:editable="false">
        <style:columns fo:column-count="2">
          <style:column style:rel-width="5127*" fo:start-indent="0in" fo:end-indent="0.1965in"/>
          <style:column style:rel-width="5304*" fo:start-indent="0.196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Semi-Automated Intraoperative Tracking of Aortic Valve Plane for Transcatheter aortic valve implantation (TAVI) Procedure</text:span></text:p>
      <text:p text:style-name="Standard"/>
      <text:section text:style-name="Sect1" text:name="Section1">
        <text:p text:style-name="P26"><text:span text:style-name="T12">Nguyen Duc LH</text:span></text:p>
        <text:p text:style-name="Affiliation"><text:span text:style-name="T1">D</text:span>ept.<text:span text:style-name="T1"> </text:span>name<text:span text:style-name="T1"> </text:span>of<text:span text:style-name="T1"> </text:span>organization<text:span text:style-name="T1"> </text:span><text:span text:style-name="T12">(Line 1 of Affiliation </text:span><text:span text:style-name="T8">-</text:span><text:span text:style-name="T12"> </text:span><text:span text:style-name="T8">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8">(line</text:span><text:span text:style-name="T12"> </text:span><text:span text:style-name="T8">2)</text:span></text:p>
        <text:p text:style-name="Affiliation">City,<text:span text:style-name="T1"> </text:span>Country <text:span text:style-name="T8">(line</text:span><text:span text:style-name="T12"> </text:span><text:span text:style-name="T8">3)</text:span></text:p>
        <text:p text:style-name="Author">Authors<text:span text:style-name="T1"> </text:span>Name/s<text:span text:style-name="T1"> </text:span>per<text:span text:style-name="T1"> </text:span>2nd<text:span text:style-name="T1"> </text:span>Affiliation<text:span text:style-name="T1"> </text:span><text:span text:style-name="T8">(Author)</text:span></text:p>
        <text:p text:style-name="P25"><text:span text:style-name="T1">D</text:span>ept.<text:span text:style-name="T1"> </text:span>name<text:span text:style-name="T1"> </text:span>of<text:span text:style-name="T1"> </text:span>organization<text:span text:style-name="T1"> </text:span><text:span text:style-name="T12">(Line 1 of Affiliation </text:span><text:span text:style-name="T8">-</text:span><text:span text:style-name="T12"> </text:span><text:span text:style-name="T8">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8">(line</text:span><text:span text:style-name="T12"> </text:span><text:span text:style-name="T8">2)</text:span></text:p>
        <text:p text:style-name="Affiliation">City,<text:span text:style-name="T1"> </text:span>Country <text:span text:style-name="T8">(line</text:span><text:span text:style-name="T12"> </text:span><text:span text:style-name="T8">3)</text:span></text:p>
      </text:section>
      <text:section text:style-name="Sect2" text:name="Section2">
        <text:p text:style-name="Affiliation"/>
        <text:p text:style-name="Standard"/>
      </text:section>
      <text:section text:style-name="Sect3" text:name="Section3">
        <text:p text:style-name="P24"><text:span text:style-name="T8">Abstract</text:span><text:span text:style-name="T1">—</text:span><text:span text:style-name="T5">Transcatheter aortic valve implantation (</text:span><text:span text:style-name="T2">TAVI</text:span><text:span text:style-name="T5">)</text:span><text:span text:style-name="T2"> is a therapeutic alternative for high-surgical-risk patients with severe symptomatic aortic stenosis. Because the aortic root cannot be observed directly by the surgeon during aortic valve replacement, 2-D X-ray angiographic and fluoroscopic images are typically used to guide TAVI procedures, for which contrast agent needs to be injected from time to time to make the anatomy of the aortic root visible under X-ray. Exact valve placement is crucial during the intervention, also, the contrast of fluoroscopic images is generally limited to minimized the radiation exposure for the patient and the physician. Advanced visualization and augmented reality involving patient-specific 3-D models of the aorta can greatly facilitate the relatively complex TAVI procedures by providing a more realistic anatomy of the aortic root. In this paper, we propose a new method based on the </text:span><text:span text:style-name="T13">Tracking-Learning-Detection</text:span><text:span text:style-name="T2"> </text:span><text:span text:style-name="T6">(TLD) </text:span><text:span text:style-name="T2">approach, applied to the aortic valve calcification</text:span><text:span text:style-name="T27">s in order to determine the position of the aortic valve plane </text:span><text:span text:style-name="T30">(AVP)</text:span><text:span text:style-name="T27"> in intra-operative TAVI images. </text:span><text:span text:style-name="T28">The proposed method </text:span><text:span text:style-name="T29">also</text:span><text:span text:style-name="T28"> includes a dynamic overlay of an preoperative 3-D aortic root mesh model and an estimated target location of valve implantation onto live 2-D fluoroscopic images.</text:span><text:span text:style-name="T27"> </text:span><text:span text:style-name="T28">This</text:span><text:span text:style-name="T27"> includes three main s</text:span><text:span text:style-name="T2">teps: In </text:span><text:span text:style-name="T3">(1) </text:span><text:span text:style-name="T13">Initialization step</text:span><text:span text:style-name="T2">, the oriented bounding box of calcification is manually initialized in order to define the distance between the calcification of interest and the AVP in one chosen frame; </text:span><text:span text:style-name="T3">(2) </text:span><text:span text:style-name="T13">Tracking of Calcification</text:span><text:span text:style-name="T2"> to determine the position of the calcification in each frame of the live sequence; </text:span><text:span text:style-name="T3">(3) </text:span><text:span text:style-name="T13">Updating of the AVP</text:span><text:span text:style-name="T2"> to depict the overlaid AVP and 3-D aortic root mesh onto 2-D fluoroscopic images without contrast injections. The approach was evaluated on 25 TAVI procedures that contain angiographic and fluoroscopic imaging as well. Edwards SAPIEN and CoreValve were implanted in 12 and 33.33% of patients, respectively. The TAVI approaches used were transarterial (transfemoral: 66%; subclavian: 5%) or transapical in 29%. Tracking success rate was 68.3%. Providing an absolute mean displacement error less than 2mm, the early results are satisfactory in terms of feasibility. Its suitability for the TAVI procedure has been also analyzed.</text:span></text:p>
        <text:p text:style-name="P27"><text:span text:style-name="T7">Index</text:span><text:span text:style-name="T11"> </text:span><text:span text:style-name="T7">Terms</text:span><text:span text:style-name="T1">—</text:span><text:span text:style-name="T4">Transcatheter Aortic Valve Implantation, X-ray Fluoroscopy, Calcification Tracking, Aortic Valve Plane Tracking</text:span></text:p>
        <text:list xml:id="list6560809414070788876" text:style-name="WW8Num1">
          <text:list-item>
            <text:h text:style-name="Heading_20_1" text:outline-level="1">Introduction</text:h>
          </text:list-item>
        </text:list>
        <text:p text:style-name="P6">Affecting 1.8% of the global population, aortic stenosis is the most common valvular lesion occurring among elderly patients and has become extremely frequent because of changing demographics in industrialized countries. There are about 60,000 surgical aortic valve replacements every year in Europe and even more in the United States <text:bookmark-ref text:reference-format="number" text:ref-name="__RefHeading__2745_711087310">[1]</text:bookmark-ref>. For people who have significant aortic stenosis, the only really effective treatment is to surgically replace the diseased aortic valve with an artificial valve. Unfortunately, the standard method of aortic valve replacement requires a major open-heart surgical procedure, and, especially in the elderly patients who most typically develop aortic stenosis, it is a procedure that carries significant risk. <text:span text:style-name="T37">Transcatheter aortic valve implantation (</text:span>TAVI<text:span text:style-name="T37">)</text:span> has emerged as a promising alternative to conventional aortic valve replacement for elderly patients with severe, symptomatic aortic stenosis who are otherwise left untreated due to the perceived high risk of operative mortality.</text:p>
        <text:p text:style-name="P5">Compared to the standard aortic valve replacement surgery, TAVI offers a replacement valve introduced through an artery via a small incision (usually the femoral artery) or, less often, surgically with an incision into the chest and then into the left ventricular apex (the transapical approach). About the transfemoral artery procedure that is the most common used, after catheterization through a femoral access, the overall procedure consists in introducing the transcatheter valve passing through successively the descending aorta, the ascending aorta and the native valve to finally perform the deployment of the aortic valve bioprosthesis. For both access types, the last stages concerning the localization and the deployment of the valve need the development of efficient tools to make more secure and reliable the TAVI procedure.</text:p>
        <text:p text:style-name="P4">During TAVI procedures, X-ray angiographic and fluoroscopic imaging is routinely used to guide the operation, because the visibility of the target area is limited to the naked eyes due to the small incisions. However, fluoroscopic images do not display the anatomic structures without the contrast agent, which on the other hand needs to be minimized for patients’ and physicians' safety. Determining exactly valve location and minimizing the use of contrast injections are urgently needed during the surgical intervention, because complications can arise from a misplaced valve <text:bookmark-ref text:reference-format="number" text:ref-name="__RefHeading__2748_711087310">[2]</text:bookmark-ref>.</text:p>
        <text:p text:style-name="P14"><text:span text:style-name="T24">Only few previous studies deal with intra-operative support for TAVI procedure. Our goal in this paper is thus to develop a </text:span><text:soft-page-break/><text:span text:style-name="T24">robust and fast method to provide efficient tools coping with difficulties in obtaining an optimal view of the native valve in real-time to define then an optimal target location for applications as an accurate navigation and deployment of the prosthetic valve.</text:span></text:p>
        <text:list xml:id="list95645906488305" text:continue-numbering="true" text:style-name="WW8Num1">
          <text:list-item>
            <text:h text:style-name="P19" text:outline-level="1">R<text:span text:style-name="T32">elated Work</text:span></text:h>
          </text:list-item>
        </text:list>
        <text:p text:style-name="P8">About the <text:span text:style-name="T33">computer-based support for TAVI</text:span>, Wijesinghe N. et al. <text:bookmark-ref text:reference-format="number" text:ref-name="__RefHeading__4046_711087310">[3]</text:bookmark-ref> have previously proposed a <text:span text:style-name="T33">guidance</text:span> <text:span text:style-name="T33">by tracking</text:span> the <text:span text:style-name="T36">aortic valve plane (</text:span>AVP<text:span text:style-name="T36">)</text:span> <text:span text:style-name="T33">and the valve prosthesis</text:span> in fluoroscopic image sequences. This method requires two standard imaging views performed by conventional cine-angiography for initialization step.</text:p>
        <text:p text:style-name="P7">Previously, in <text:bookmark-ref text:reference-format="number" text:ref-name="__RefHeading__4048_711087310">[4]</text:bookmark-ref>, an intra-operative <text:span text:style-name="T34">imaging</text:span> system has been proposed by Karar M.E. et al. to include the planning system of <text:bookmark-ref text:reference-format="number" text:ref-name="__RefHeading__4050_711087310">[5]</text:bookmark-ref> and to perform real-time tracking of the aortic prosthesis in fluoroscopic images. A system for automatic segmentation and for the static overlay of aortic root volume and landmarks on live fluoroscopic images is described in <text:bookmark-ref text:reference-format="number" text:ref-name="__RefHeading__4052_711087310">[6]</text:bookmark-ref><text:bookmark-ref text:reference-format="number" text:ref-name="__RefHeading__4054_711087310">[7]</text:bookmark-ref><text:bookmark-ref text:reference-format="number" text:ref-name="__RefHeading__4056_711087310">[8]</text:bookmark-ref>. Using intra-operative MRI guidance, a new robotic assistance system has been evaluated for delivering the <text:span text:style-name="T40">aortic valve prosthesis</text:span> using a phantom <text:bookmark-ref text:reference-format="number" text:ref-name="__RefHeading__4058_711087310">[9]</text:bookmark-ref>.</text:p>
        <text:p text:style-name="P9"><text:span text:style-name="T25">Recently, Karar M.E. et al. </text:span><text:span text:style-name="T25"><text:bookmark-ref text:reference-format="number" text:ref-name="__RefHeading__4060_711087310">[10]</text:bookmark-ref></text:span><text:span text:style-name="T25"> have proposed a method includes a dynamic overlay of an intra-operative 3-D aortic root mesh model and an estimated target area of valve implantation onto live 2-D fluoroscopic images. However, this is based on a template-based tracking procedure of a pigtail catheter which moves in accordance with the aortic root only when this catheter is locked in one of the native valve's cusp. Thus, user-interaction is required to initialize the algorithm and to correct fluoroscopy overlay errors during the intervention.</text:span></text:p>
        <text:p text:style-name="P10">Compared with previous work, our method focuses on tracking of the aortic valve calcification to provide <text:span text:style-name="T35">the </text:span>AVP and preoperative 3-D data positions in a intra-operative sequence of images rather than overlay of the 3-D aortic root mesh in a single contrast-enhanced frame. Also, in our approach, only one imaging view is required for interactive initialization. Lastly, a thorough accuracy analysis of the method has been performed with manual tracings as reference standard. This gives a clear indication of algorithm accuracy.</text:p>
        <text:p text:style-name="P11">This paper describes a modified <text:span text:style-name="T38">tracking </text:span>method based on the Tracking-Learning-Detection <text:span text:style-name="T43">(TLD)</text:span> approach, applied to the aortic valve calcifications. <text:span text:style-name="T9">(Contribution)</text:span></text:p>
        <text:p text:style-name="P12">The remainder of the paper is organized as follows. <text:span text:style-name="T42">Section </text:span><text:span text:style-name="T42"><text:bookmark-ref text:reference-format="number" text:ref-name="__RefHeading__10537_711087310">III</text:bookmark-ref></text:span><text:span text:style-name="T42"> give us a brief overview of the object tracking techniques and explains why the TLD framework is used as referred approach to track the calcification. </text:span><text:span text:style-name="T10">(Organization)</text:span></text:p>
        <text:list xml:id="list95646992980224" text:continue-numbering="true" text:style-name="WW8Num1">
          <text:list-item>
            <text:h text:style-name="P20" text:outline-level="1"><text:bookmark-start text:name="__RefHeading__10537_711087310"/>Overview of Object Tracking<text:bookmark-end text:name="__RefHeading__10537_711087310"/></text:h>
          </text:list-item>
        </text:list>
        <text:p text:style-name="P11">Techniques for object tracking in image sequence <text:span text:style-name="T38">can be defined as the problem of estimating the trajectory of an object in the image plane as it moves around a scene. In this work, we focus on semi-automated single-target tracking. The problem of single-target tracking is defined as follows: Given a sequence of images I</text:span><text:span text:style-name="T19">1</text:span><text:span text:style-name="T38"> ...I</text:span><text:span text:style-name="T19">n</text:span><text:span text:style-name="T38">, estimate the state x</text:span><text:span text:style-name="T19">k</text:span><text:span text:style-name="T38"> of the target for each frame I</text:span><text:span text:style-name="T19">k </text:span><text:span text:style-name="T39"><text:bookmark-ref text:reference-format="number" text:ref-name="__RefHeading__10035_711087310">[11]</text:bookmark-ref></text:span><text:span text:style-name="T38">. Object tracking methods encode the state x</text:span><text:span text:style-name="T19">k</text:span><text:span text:style-name="T38"> as centroids, bounding boxes, bounding ellipses, chains of points or shape </text:span><text:span text:style-name="T38"><text:bookmark-ref text:reference-format="number" text:ref-name="__RefHeading__10035_711087310">[11]</text:bookmark-ref></text:span><text:span text:style-name="T38">. Maggio and Cavallaro </text:span><text:span text:style-name="T38"><text:bookmark-ref text:reference-format="number" text:ref-name="__RefHeading__10035_711087310">[11]</text:bookmark-ref></text:span><text:span text:style-name="T38"> group approaches based on the amount of user interaction that is required to identify the objects of interest. Manual tracking requires the interaction with the user in every frame. Automated tracking methods use a priori information in order to initialize the tracking process automatically. In semi-automated tracking, user input is required in order to initialize the tracking process.</text:span></text:p>
        <text:p text:style-name="P13">One of main challenges in object tracking is introduced by appearance variations of the target itself. <text:span text:style-name="T44">Intrinsic appearance variability includes pose variation and shape deformation, whereas extrinsic appearance variability includes illumination change </text:span><text:span text:style-name="T44"><text:bookmark-ref text:reference-format="number" text:ref-name="__RefHeading__10822_711087310">[12]</text:bookmark-ref></text:span><text:span text:style-name="T44">. Approaches that maintain a template of the object of interest typically face the template update problem that relates to the question of how to update an existing template so that it remains a representative model </text:span><text:span text:style-name="T44"><text:bookmark-ref text:reference-format="number" text:ref-name="__RefHeading__10855_711087310">[13]</text:bookmark-ref></text:span><text:span text:style-name="T44">. If the original template is never changed, it will eventually no longer be an accurate representation of the model. When the template is adapted to every change in appearance, errors will accumulate and the template will steadily drift away from the object. Also, objects undergo occlusions when covered by other object or when they leave the field of view of the camera. In order to handle such cases, a mechanism is necessary that re-detects the object independently of its last position in the image </text:span><text:span text:style-name="T44"><text:bookmark-ref text:reference-format="number" text:ref-name="__RefHeading__11019_711087310">[14]</text:bookmark-ref></text:span><text:span text:style-name="T44">. Requirements on the execution time pose another difficulty. </text:span><text:span text:style-name="T44"><text:bookmark-ref text:reference-format="number" text:ref-name="__RefHeading__11019_711087310">[14]</text:bookmark-ref></text:span><text:span text:style-name="T44">. Recursive tracking methods estimate the current state x</text:span><text:span text:style-name="T20">t</text:span><text:span text:style-name="T44"> of an object by applying a transformation on the previous state x</text:span><text:span text:style-name="T20">t−1</text:span><text:span text:style-name="T44"> based on measurements z</text:span><text:span text:style-name="T20">1...</text:span><text:span text:style-name="T44">z</text:span><text:span text:style-name="T20">t</text:span><text:span text:style-name="T44"> taken in the respective images. The recursive estimation of a state depends on the state of the object in the previous frame and is susceptible to error accumulation [36]. For instance, Lucas and Kanade [37] propose a method for estimating sparse optic flow within a window around a pixel. The optic flow is fit into a transformation model that is used to predict the new position of the object. Comaniciu et al. [17] propose a tracker based on mean shift. The transformation of the object state is obtained by finding the maximum of a similarity function based on color histograms. In contrast, Tracking-by-detection methods estimate the object state solely by measurements taken in the current image. This principle remedies the effect of error accumulation. However, the object detectors have to be trained beforehand. Özuysal et al. [39] generate synthetic views of an object by applying affine warping techniques to a single template and train an object detector on the warped images. The object detector is based on pairwise pixel comparison and is implemented efficiently. Object detection is then performed in every frame in order to track the object. We use an online variant of this method as a part of an object detection cascade.</text:span></text:p>
        <text:p text:style-name="P15">In-between these paradigms, adaptive tracking-by-detection methods have been developed that update an object detector online. Avidan [16] integrates a support vector machine classifier into an optic-flow-based tracker. Instead of minimizing an intensity difference function between successive frames, he <text:span text:style-name="T46">maximizes</text:span> the classifier score. The support vector machine is trained beforehand and unable to adapt. Collins et al. [18] were the first to treat tracking as a binary classification problem, the two classes being the object of interest and <text:soft-page-break/>background. They employ automatic feature selection in order to switch to the most discriminative color space from a set of different color spaces. They employ self-learning in order to acquire new training examples. In self-learning, a supervised method is retrained using its own predictions as additional labeled points. This setting is prone to drift [19]. Javed et al. [20] employ co-training in order to label incoming data and use it to improve a detector trained in an offline manner. It has been argued that in object tracking the underlying assumption of co-training that two conditionally independent views of the same data are available is violated, since in object tracking training examples are sampled from the same modality [34]. Ross et al. [29] incrementally learn a low-dimensional subspace representation and adapt this representation to changes in the appearance of the target. Adam et al. [21] propose an approach called FragTrack that uses a static part-based appearance model based on integral histograms. Avidan [22] uses self-learning for boosting in order to update an ensemble classifier. Grabner et al. [23] employ a semi-supervised approach and enforces a prior on the first patch, while treating the incoming images as unlabeled data. However, if the prior is too strong, then the object is likely not to be found again. If it is too weak, then it does not discriminate against clutter. Babenko et al. [24] apply Multiple Instance Learning (MIL) to object tracking. In multiple instance learning, overlapping examples of the target are put into a labeled bag and passed on to the learner, which is therefore allowed more flexibility in finding a decision boundary. Stalder et al. [25] split the tasks of detection, recognition and tracking into three separate classifiers and achieve robustness to occlusions. Santner et al. [26] propose PROST, a cascade of a non-adaptive template model, an optical-flow-based tracker and an online random forest. The random forest is updated only if its ouput overlaps with the output of one of the two other trackers. Hare et al. [27] generalize from the binary classification problem to structured output prediction. In their method called Struck they directly estimate the expected state transformations instead of predicting class labels.</text:p>
        <text:p text:style-name="P16"><text:span text:style-name="T45">Kalal et al. [34] propose a method called TLD (Tracking-Learning-Detection) that uses patches found on the trajectory of an optic-flow-based tracker in order to train an object detector. Updates are performed only if the discovered patch is similar to the initial patch. What separates this method from the adaptive tracking-by-detection methods is that the output of the object detector itself is used only to reinitialize the optic-flow-based tracker in case of failure but is never used in order to update the classifier itself. Kalal et al. achieve superior results as well as higher frame rates compared to adaptive tracking-by-detection methods.</text:span></text:p>
        <text:list xml:id="list95646332176631" text:continue-numbering="true" text:style-name="WW8Num1">
          <text:list-item>
            <text:h text:style-name="P21" text:outline-level="1">Method</text:h>
          </text:list-item>
        </text:list>
        <text:p text:style-name="Text_20_body">Before<text:span text:style-name="T1"> </text:span>you<text:span text:style-name="T1"> </text:span>begin<text:span text:style-name="T1"> </text:span>to<text:span text:style-name="T1"> </text:span>format<text:span text:style-name="T1"> </text:span>your<text:span text:style-name="T1"> </text:span>paper,<text:span text:style-name="T1"> </text:span>first<text:span text:style-name="T1"> </text:span>write<text:span text:style-name="T1"> </text:span>and<text:span text:style-name="T1"> </text:span>save<text:span text:style-name="T1"> </text:span>the<text:span text:style-name="T1"> </text:span>content<text:span text:style-name="T1"> </text:span>as<text:span text:style-name="T1"> </text:span>a<text:span text:style-name="T1"> </text:span>separate<text:span text:style-name="T1"> </text:span>text<text:span text:style-name="T1"> </text:span>file.<text:span text:style-name="T1"> </text:span>Keep<text:span text:style-name="T1"> </text:span>your<text:span text:style-name="T1"> </text:span>text<text:span text:style-name="T1"> </text:span>and<text:span text:style-name="T1"> </text:span>graphic<text:span text:style-name="T1"> </text:span>files<text:span text:style-name="T1"> </text:span>separate<text:span text:style-name="T1"> </text:span>until<text:span text:style-name="T1"> </text:span>after<text:span text:style-name="T1"> </text:span>the<text:span text:style-name="T1"> </text:span>text<text:span text:style-name="T1"> </text:span>has<text:span text:style-name="T1"> </text:span>been<text:span text:style-name="T1"> </text:span>formatted<text:span text:style-name="T1"> </text:span>and<text:span text:style-name="T1"> </text:span>styled.<text:span text:style-name="T1"> </text:span>Do<text:span text:style-name="T1"> </text:span>not<text:span text:style-name="T1"> </text:span>use<text:span text:style-name="T1"> </text:span>hard<text:span text:style-name="T1"> </text:span>tabs,<text:span text:style-name="T1"> </text:span>and<text:span text:style-name="T1"> </text:span>limit<text:span text:style-name="T1"> </text:span>use<text:span text:style-name="T1"> </text:span>of<text:span text:style-name="T1"> </text:span>hard<text:span text:style-name="T1"> </text:span>returns<text:span text:style-name="T1"> </text:span>to<text:span text:style-name="T1"> </text:span>only<text:span text:style-name="T1"> </text:span>one<text:span text:style-name="T1"> </text:span>return<text:span text:style-name="T1"> </text:span>at<text:span text:style-name="T1"> </text:span>the<text:span text:style-name="T1"> </text:span>end<text:span text:style-name="T1"> </text:span>of<text:span text:style-name="T1"> </text:span>a<text:span text:style-name="T1"> </text:span>paragraph.<text:span text:style-name="T1"> </text:span>Do<text:span text:style-name="T1"> </text:span>not<text:span text:style-name="T1"> </text:span>add<text:span text:style-name="T1"> </text:span>any<text:span text:style-name="T1"> </text:span>kind<text:span text:style-name="T1"> </text:span>of<text:span text:style-name="T1"> </text:span>pagination<text:span text:style-name="T1"> </text:span>anywhere<text:span text:style-name="T1"> </text:span>in<text:span text:style-name="T1"> </text:span>the<text:span text:style-name="T1"> </text:span>paper.<text:span text:style-name="T1"> </text:span>Do<text:span text:style-name="T1"> </text:span>not<text:span text:style-name="T1"> </text:span>number<text:span text:style-name="T1"> </text:span>text<text:span text:style-name="T1"> </text:span>heads<text:span text:style-name="T1">—</text:span>the<text:span text:style-name="T1"> </text:span>template<text:span text:style-name="T1"> </text:span>will<text:span text:style-name="T1"> </text:span>do<text:span text:style-name="T1"> </text:span>that<text:span text:style-name="T1"> </text:span>for<text:span text:style-name="T1"> </text:span>you.</text:p>
        <text:p text:style-name="Text_20_body">Finally,<text:span text:style-name="T1"> </text:span>complete<text:span text:style-name="T1"> </text:span>content<text:span text:style-name="T1"> </text:span>and<text:span text:style-name="T1"> </text:span>organizational<text:span text:style-name="T1"> </text:span>editing<text:span text:style-name="T1"> </text:span>before<text:span text:style-name="T1"> </text:span>formatting.<text:span text:style-name="T1"> </text:span>Please<text:span text:style-name="T1"> </text:span>take<text:span text:style-name="T1"> </text:span>note<text:span text:style-name="T1"> </text:span>of<text:span text:style-name="T1"> </text:span>the<text:span text:style-name="T1"> </text:span>following<text:span text:style-name="T1"> </text:span>items<text:span text:style-name="T1"> </text:span>when<text:span text:style-name="T1"> </text:span>proofreading<text:span text:style-name="T1"> </text:span>spelling<text:span text:style-name="T1"> </text:span>and<text:span text:style-name="T1"> </text:span>grammar.</text:p>
        <text:list xml:id="list95645660504328" text:continue-numbering="true" text:style-name="WW8Num1">
          <text:list-item>
            <text:list>
              <text:list-item>
                <text:h text:style-name="Heading_20_2" text:outline-level="2">Abbreviations<text:span text:style-name="T1"> </text:span>and<text:span text:style-name="T1"> </text:span>Acronyms<text:span text:style-name="T1"> </text:span>(Heading<text:span text:style-name="T1"> </text:span>2)</text:h>
              </text:list-item>
            </text:list>
          </text:list-item>
        </text:list>
        <text:p text:style-name="Text_20_body">Define<text:span text:style-name="T1"> </text:span>abbreviations<text:span text:style-name="T1"> </text:span>and<text:span text:style-name="T1"> </text:span>acronyms<text:span text:style-name="T1"> </text:span>the<text:span text:style-name="T1"> </text:span>first<text:span text:style-name="T1"> </text:span>time<text:span text:style-name="T1"> </text:span>they<text:span text:style-name="T1"> </text:span>are<text:span text:style-name="T1"> </text:span>used<text:span text:style-name="T1"> </text:span>in<text:span text:style-name="T1"> </text:span>the<text:span text:style-name="T1"> </text:span>text,<text:span text:style-name="T1"> </text:span>even<text:span text:style-name="T1"> </text:span>after<text:span text:style-name="T1"> </text:span>they<text:span text:style-name="T1"> </text:span>have<text:span text:style-name="T1"> </text:span>been<text:span text:style-name="T1"> </text:span>defined<text:span text:style-name="T1"> </text:span>in<text:span text:style-name="T1"> </text:span>the<text:span text:style-name="T1"> </text:span>abstract.<text:span text:style-name="T1"> </text:span>Abbreviations<text:span text:style-name="T1"> </text:span>such<text:span text:style-name="T1"> </text:span>as<text:span text:style-name="T1"> </text:span>IEEE<text:span text:style-name="T1"> </text:span>and<text:span text:style-name="T1"> </text:span>SI<text:span text:style-name="T1"> </text:span>do<text:span text:style-name="T1"> </text:span>not<text:span text:style-name="T1"> </text:span>have<text:span text:style-name="T1"> </text:span>to<text:span text:style-name="T1"> </text:span>be<text:span text:style-name="T1"> </text:span>defined.<text:span text:style-name="T1"> </text:span>Do<text:span text:style-name="T1"> </text:span>not<text:span text:style-name="T1"> </text:span>use<text:span text:style-name="T1"> </text:span>abbreviations<text:span text:style-name="T1"> </text:span>in<text:span text:style-name="T1"> </text:span>the<text:span text:style-name="T1"> </text:span>title<text:span text:style-name="T1"> </text:span>or<text:span text:style-name="T1"> </text:span>heads<text:span text:style-name="T1"> </text:span>unless<text:span text:style-name="T1"> </text:span>they<text:span text:style-name="T1"> </text:span>are<text:span text:style-name="T1"> </text:span>unavoidable.</text:p>
        <text:list xml:id="list95646102006936" text:continue-numbering="true" text:style-name="WW8Num1">
          <text:list-item>
            <text:list>
              <text:list-item>
                <text:h text:style-name="Heading_20_2" text:outline-level="2">Units</text:h>
              </text:list-item>
            </text:list>
          </text:list-item>
        </text:list>
        <text:list xml:id="list5611103429363568466" text:style-name="WW8Num3">
          <text:list-item>
            <text:p text:style-name="bullet_20_list">Use<text:span text:style-name="T1"> </text:span>either<text:span text:style-name="T1"> </text:span>SI<text:span text:style-name="T1"> </text:span>or<text:span text:style-name="T1"> </text:span>CGS<text:span text:style-name="T1"> </text:span>as<text:span text:style-name="T1"> </text:span>primary<text:span text:style-name="T1"> </text:span>units.<text:span text:style-name="T1"> </text:span>(SI<text:span text:style-name="T1"> </text:span>units<text:span text:style-name="T1"> </text:span>are<text:span text:style-name="T1"> </text:span>encouraged.)<text:span text:style-name="T1"> </text:span>English<text:span text:style-name="T1"> </text:span>units<text:span text:style-name="T1"> </text:span>may<text:span text:style-name="T1"> </text:span>be<text:span text:style-name="T1"> </text:span>used<text:span text:style-name="T1"> </text:span>as<text:span text:style-name="T1"> </text:span>secondary<text:span text:style-name="T1"> </text:span>units<text:span text:style-name="T1"> </text:span>(in<text:span text:style-name="T1"> </text:span>parentheses).<text:span text:style-name="T1"> </text:span>An<text:span text:style-name="T1"> </text:span>exception<text:span text:style-name="T1"> </text:span>would<text:span text:style-name="T1"> </text:span>be<text:span text:style-name="T1"> </text:span>the<text:span text:style-name="T1"> </text:span>use<text:span text:style-name="T1"> </text:span>of<text:span text:style-name="T1"> </text:span>English<text:span text:style-name="T1"> </text:span>units<text:span text:style-name="T1"> </text:span>as<text:span text:style-name="T1"> </text:span>identifiers<text:span text:style-name="T1"> </text:span>in<text:span text:style-name="T1"> </text:span>trade,<text:span text:style-name="T1"> </text:span>such<text:span text:style-name="T1"> </text:span>as<text:span text:style-name="T1"> “</text:span>3.5-inch<text:span text:style-name="T1"> </text:span>disk<text:span text:style-name="T1"> </text:span>drive<text:span text:style-name="T1">”</text:span>.</text:p>
          </text:list-item>
          <text:list-item>
            <text:p text:style-name="bullet_20_list">Avoid<text:span text:style-name="T1"> </text:span>combining<text:span text:style-name="T1"> </text:span>SI<text:span text:style-name="T1"> </text:span>and<text:span text:style-name="T1"> </text:span>CGS<text:span text:style-name="T1"> </text:span>units,<text:span text:style-name="T1"> </text:span>such<text:span text:style-name="T1"> </text:span>as<text:span text:style-name="T1"> </text:span>current<text:span text:style-name="T1"> </text:span>in<text:span text:style-name="T1"> </text:span>amperes<text:span text:style-name="T1"> </text:span>and<text:span text:style-name="T1"> </text:span>magnetic<text:span text:style-name="T1"> </text:span>field<text:span text:style-name="T1"> </text:span>in<text:span text:style-name="T1"> </text:span>oersteds.<text:span text:style-name="T1"> </text:span>This<text:span text:style-name="T1"> </text:span>often<text:span text:style-name="T1"> </text:span>leads<text:span text:style-name="T1"> </text:span>to<text:span text:style-name="T1"> </text:span>confusion<text:span text:style-name="T1"> </text:span>because<text:span text:style-name="T1"> </text:span>equations<text:span text:style-name="T1"> </text:span>do<text:span text:style-name="T1"> </text:span>not<text:span text:style-name="T1"> </text:span>balance<text:span text:style-name="T1"> </text:span>dimensionally.<text:span text:style-name="T1"> </text:span>If<text:span text:style-name="T1"> </text:span>you<text:span text:style-name="T1"> </text:span>must<text:span text:style-name="T1"> </text:span>use<text:span text:style-name="T1"> </text:span>mixed<text:span text:style-name="T1"> </text:span>units,<text:span text:style-name="T1"> </text:span>clearly<text:span text:style-name="T1"> </text:span>state<text:span text:style-name="T1"> </text:span>the<text:span text:style-name="T1"> </text:span>units<text:span text:style-name="T1"> </text:span>for<text:span text:style-name="T1"> </text:span>each<text:span text:style-name="T1"> </text:span>quantity<text:span text:style-name="T1"> </text:span>that<text:span text:style-name="T1"> </text:span>you<text:span text:style-name="T1"> </text:span>use<text:span text:style-name="T1"> </text:span>in<text:span text:style-name="T1"> </text:span>an<text:span text:style-name="T1"> </text:span>equation.</text:p>
          </text:list-item>
          <text:list-item>
            <text:p text:style-name="bullet_20_list">Do<text:span text:style-name="T1"> </text:span>not<text:span text:style-name="T1"> </text:span>mix<text:span text:style-name="T1"> </text:span>complete<text:span text:style-name="T1"> </text:span>spellings<text:span text:style-name="T1"> </text:span>and<text:span text:style-name="T1"> </text:span>abbreviations<text:span text:style-name="T1"> </text:span>of<text:span text:style-name="T1"> </text:span>units:<text:span text:style-name="T1"> “</text:span>Wb/m<text:span text:style-name="T15">2</text:span><text:span text:style-name="T1">” </text:span>or<text:span text:style-name="T1"> “</text:span>webers<text:span text:style-name="T1"> </text:span>per<text:span text:style-name="T1"> </text:span>square<text:span text:style-name="T1"> </text:span>meter<text:span text:style-name="T1">”</text:span>,<text:span text:style-name="T1"> </text:span>not<text:span text:style-name="T1"> “</text:span>webers/m<text:span text:style-name="T15">2</text:span><text:span text:style-name="T1">”</text:span>.<text:span text:style-name="T1"> <text:s/></text:span>Spell<text:span text:style-name="T1"> </text:span>out<text:span text:style-name="T1"> </text:span>units<text:span text:style-name="T1"> </text:span>when<text:span text:style-name="T1"> </text:span>they<text:span text:style-name="T1"> </text:span>appear<text:span text:style-name="T1"> </text:span>in<text:span text:style-name="T1"> </text:span>text:<text:span text:style-name="T1"> “</text:span>.<text:span text:style-name="T1"> </text:span>.<text:span text:style-name="T1"> </text:span>.<text:span text:style-name="T1"> </text:span>a<text:span text:style-name="T1"> </text:span>few<text:span text:style-name="T1"> </text:span>henries<text:span text:style-name="T1">”</text:span>,<text:span text:style-name="T1"> </text:span>not<text:span text:style-name="T1"> “</text:span>.<text:span text:style-name="T1"> </text:span>.<text:span text:style-name="T1"> </text:span>.<text:span text:style-name="T1"> </text:span>a<text:span text:style-name="T1"> </text:span>few<text:span text:style-name="T1"> </text:span>H<text:span text:style-name="T1">”</text:span>.</text:p>
          </text:list-item>
          <text:list-item>
            <text:p text:style-name="bullet_20_list">Use<text:span text:style-name="T1"> </text:span>a<text:span text:style-name="T1"> </text:span>zero<text:span text:style-name="T1"> </text:span>before<text:span text:style-name="T1"> </text:span>decimal<text:span text:style-name="T1"> </text:span>points:<text:span text:style-name="T1"> “</text:span>0.25<text:span text:style-name="T1">”</text:span>,<text:span text:style-name="T1"> </text:span>not<text:span text:style-name="T1"> “</text:span>.25<text:span text:style-name="T1">”</text:span>.<text:span text:style-name="T1"> </text:span>Use<text:span text:style-name="T1"> “</text:span>cm<text:span text:style-name="T15">3</text:span><text:span text:style-name="T1">”</text:span>,<text:span text:style-name="T1"> </text:span>not<text:span text:style-name="T1"> “</text:span>cc<text:span text:style-name="T1">”</text:span>.<text:span text:style-name="T1"> </text:span>(<text:span text:style-name="T8">bullet</text:span><text:span text:style-name="T12"> </text:span><text:span text:style-name="T8">list</text:span>)</text:p>
          </text:list-item>
        </text:list>
        <text:list xml:id="list95646010372946" text:continue-list="list95646102006936" text:style-name="WW8Num1">
          <text:list-item>
            <text:list>
              <text:list-item>
                <text:h text:style-name="Heading_20_2" text:outline-level="2">Equations</text:h>
              </text:list-item>
            </text:list>
          </text:list-item>
        </text:list>
        <text:p text:style-name="Text_20_body">The<text:span text:style-name="T1"> </text:span>equations<text:span text:style-name="T1"> </text:span>are<text:span text:style-name="T1"> </text:span>an<text:span text:style-name="T1"> </text:span>exception<text:span text:style-name="T1"> </text:span>to<text:span text:style-name="T1"> </text:span>the<text:span text:style-name="T1"> </text:span>prescribed<text:span text:style-name="T1"> </text:span>specifications<text:span text:style-name="T1"> </text:span>of<text:span text:style-name="T1"> </text:span>this<text:span text:style-name="T1"> </text:span>template.<text:span text:style-name="T1"> </text:span>You<text:span text:style-name="T1"> </text:span>will<text:span text:style-name="T1"> </text:span>need<text:span text:style-name="T1"> </text:span>to<text:span text:style-name="T1"> </text:span>determine<text:span text:style-name="T1"> </text:span>whether<text:span text:style-name="T1"> </text:span>or<text:span text:style-name="T1"> </text:span>not<text:span text:style-name="T1"> </text:span>your<text:span text:style-name="T1"> </text:span>equation<text:span text:style-name="T1"> </text:span>should<text:span text:style-name="T1"> </text:span>be<text:span text:style-name="T1"> </text:span>typed<text:span text:style-name="T1"> </text:span>using<text:span text:style-name="T1"> </text:span>either<text:span text:style-name="T1"> </text:span>the<text:span text:style-name="T1"> </text:span>Times<text:span text:style-name="T1"> </text:span>New<text:span text:style-name="T1"> </text:span>Roman<text:span text:style-name="T1"> </text:span>or<text:span text:style-name="T1"> </text:span>the<text:span text:style-name="T1"> </text:span>Symbol<text:span text:style-name="T1"> </text:span>font<text:span text:style-name="T1"> </text:span>(please<text:span text:style-name="T1"> </text:span>no<text:span text:style-name="T1"> </text:span>other<text:span text:style-name="T1"> </text:span>font).<text:span text:style-name="T1"> </text:span>To<text:span text:style-name="T1"> </text:span>create<text:span text:style-name="T1"> </text:span>multileveled<text:span text:style-name="T1"> </text:span>equations,<text:span text:style-name="T1"> </text:span>it<text:span text:style-name="T1"> </text:span>may<text:span text:style-name="T1"> </text:span>be<text:span text:style-name="T1"> </text:span>necessary<text:span text:style-name="T1"> </text:span>to<text:span text:style-name="T1"> </text:span>treat<text:span text:style-name="T1"> </text:span>the<text:span text:style-name="T1"> </text:span>equation<text:span text:style-name="T1"> </text:span>as<text:span text:style-name="T1"> </text:span>a<text:span text:style-name="T1"> </text:span>graphic<text:span text:style-name="T1"> </text:span>and<text:span text:style-name="T1"> </text:span>insert<text:span text:style-name="T1"> </text:span>it<text:span text:style-name="T1"> </text:span>into<text:span text:style-name="T1"> </text:span>the<text:span text:style-name="T1"> </text:span>text<text:span text:style-name="T1"> </text:span>after<text:span text:style-name="T1"> </text:span>your<text:span text:style-name="T1"> </text:span>paper<text:span text:style-name="T1"> </text:span>is<text:span text:style-name="T1"> </text:span>styled.</text:p>
        <text:p text:style-name="Text_20_body">Number<text:span text:style-name="T1"> </text:span>equations<text:span text:style-name="T1"> </text:span>consecutively.<text:span text:style-name="T1"> </text:span>Equation<text:span text:style-name="T1"> </text:span>numbers,<text:span text:style-name="T1"> </text:span>within<text:span text:style-name="T1"> </text:span>parentheses,<text:span text:style-name="T1"> </text:span>are<text:span text:style-name="T1"> </text:span>to<text:span text:style-name="T1"> </text:span>position<text:span text:style-name="T1"> </text:span>flush<text:span text:style-name="T1"> </text:span>right,<text:span text:style-name="T1"> </text:span>as<text:span text:style-name="T1"> </text:span>in<text:span text:style-name="T1"> Eq. </text:span>1,<text:span text:style-name="T1"> </text:span>using<text:span text:style-name="T1"> </text:span>a<text:span text:style-name="T1"> </text:span>right<text:span text:style-name="T1"> </text:span>tab<text:span text:style-name="T1"> </text:span>stop.<text:span text:style-name="T1"> </text:span>To<text:span text:style-name="T1"> </text:span>make<text:span text:style-name="T1"> </text:span>your<text:span text:style-name="T1"> </text:span>equations<text:span text:style-name="T1"> </text:span>more<text:span text:style-name="T1"> </text:span>compact,<text:span text:style-name="T1"> </text:span>you<text:span text:style-name="T1"> </text:span>may<text:span text:style-name="T1"> </text:span>use<text:span text:style-name="T1"> </text:span>the<text:span text:style-name="T1"> </text:span>solidus<text:span text:style-name="T1"> </text:span>(<text:span text:style-name="T1"> </text:span>/<text:span text:style-name="T1"> </text:span>),<text:span text:style-name="T1"> </text:span>the<text:span text:style-name="T1"> </text:span>exp<text:span text:style-name="T1"> </text:span>function,<text:span text:style-name="T1"> </text:span>or<text:span text:style-name="T1"> </text:span>appropriate<text:span text:style-name="T1"> </text:span>exponents.<text:span text:style-name="T1"> </text:span>Italicize<text:span text:style-name="T1"> </text:span>Roman<text:span text:style-name="T1"> </text:span>symbols<text:span text:style-name="T1"> </text:span>for<text:span text:style-name="T1"> </text:span>quantities<text:span text:style-name="T1"> </text:span>and<text:span text:style-name="T1"> </text:span>variables,<text:span text:style-name="T1"> </text:span>but<text:span text:style-name="T1"> </text:span>not<text:span text:style-name="T1"> </text:span>Greek<text:span text:style-name="T1"> </text:span>symbols.<text:span text:style-name="T1"> </text:span>Use<text:span text:style-name="T1"> </text:span>a<text:span text:style-name="T1"> </text:span>long<text:span text:style-name="T1"> </text:span>dash<text:span text:style-name="T1"> </text:span>rather<text:span text:style-name="T1"> </text:span>than<text:span text:style-name="T1"> </text:span>a<text:span text:style-name="T1"> </text:span>hyphen<text:span text:style-name="T1"> </text:span>for<text:span text:style-name="T1"> </text:span>a<text:span text:style-name="T1"> </text:span>minus<text:span text:style-name="T1"> </text:span>sign.<text:span text:style-name="T1"> </text:span>Punctuate<text:span text:style-name="T1"> </text:span>equations<text:span text:style-name="T1"> </text:span>with<text:span text:style-name="T1"> </text:span>commas<text:span text:style-name="T1"> </text:span>or<text:span text:style-name="T1"> </text:span>periods<text:span text:style-name="T1"> </text:span>when<text:span text:style-name="T1"> </text:span>they<text:span text:style-name="T1"> </text:span>are<text:span text:style-name="T1"> </text:span>part<text:span text:style-name="T1"> </text:span>of<text:span text:style-name="T1"> </text:span>a<text:span text:style-name="T1"> </text:span>sentence,<text:span text:style-name="T1"> </text:span>as<text:span text:style-name="T1"> </text:span>in</text:p>
        <text:p text:style-name="equation"><text:tab/><text:span text:style-name="T16"></text:span><text:tab/><text:span text:style-name="T16"></text:span></text:p>
        <text:p text:style-name="Text_20_body">Note<text:span text:style-name="T1"> </text:span>that<text:span text:style-name="T1"> </text:span>the<text:span text:style-name="T1"> </text:span>equation<text:span text:style-name="T1"> </text:span>is<text:span text:style-name="T1"> </text:span>centered<text:span text:style-name="T1"> </text:span>using<text:span text:style-name="T1"> </text:span>a<text:span text:style-name="T1"> </text:span>center<text:span text:style-name="T1"> </text:span>tab<text:span text:style-name="T1"> </text:span>stop.<text:span text:style-name="T1"> </text:span>Be<text:span text:style-name="T1"> </text:span>sure<text:span text:style-name="T1"> </text:span>that<text:span text:style-name="T1"> </text:span>the<text:span text:style-name="T1"> </text:span>symbols<text:span text:style-name="T1"> </text:span>in<text:span text:style-name="T1"> </text:span>your<text:span text:style-name="T1"> </text:span>equation<text:span text:style-name="T1"> </text:span>have<text:span text:style-name="T1"> </text:span>been<text:span text:style-name="T1"> </text:span>defined<text:span text:style-name="T1"> </text:span>before<text:span text:style-name="T1"> </text:span>or<text:span text:style-name="T1"> </text:span>immediately<text:span text:style-name="T1"> </text:span>following<text:span text:style-name="T1"> </text:span>the<text:span text:style-name="T1"> </text:span>equation.<text:span text:style-name="T1"> </text:span>Use<text:span text:style-name="T1"> “</text:span>Eq.<text:span text:style-name="T1"> </text:span>1<text:span text:style-name="T1">” </text:span>or<text:span text:style-name="T1"> “E</text:span>quation<text:span text:style-name="T1"> </text:span>1<text:span text:style-name="T1">”</text:span>,<text:span text:style-name="T1"> not “(1)”, especially </text:span>at<text:span text:style-name="T1"> </text:span>the<text:span text:style-name="T1"> </text:span>beginning<text:span text:style-name="T1"> </text:span>of<text:span text:style-name="T1"> </text:span>a<text:span text:style-name="T1"> </text:span>sentence:<text:span text:style-name="T1"> “</text:span>Equation<text:span text:style-name="T1"> </text:span>1<text:span text:style-name="T1"> </text:span>is<text:span text:style-name="T1"> </text:span>.<text:span text:style-name="T1"> </text:span>.<text:span text:style-name="T1"> </text:span>.<text:span text:style-name="T1">”</text:span></text:p>
        <text:list xml:id="list95646336244835" text:continue-numbering="true" text:style-name="WW8Num1">
          <text:list-item>
            <text:list>
              <text:list-item>
                <text:h text:style-name="Heading_20_2" text:outline-level="2"><text:soft-page-break/>Some<text:span text:style-name="T1"> </text:span>Common<text:span text:style-name="T1"> </text:span>Mistakes</text:h>
              </text:list-item>
            </text:list>
          </text:list-item>
        </text:list>
        <text:list xml:id="list95646691203492" text:continue-list="list5611103429363568466" text:style-name="WW8Num3">
          <text:list-item>
            <text:p text:style-name="bullet_20_list">The<text:span text:style-name="T1"> </text:span>word<text:span text:style-name="T1"> “</text:span>data<text:span text:style-name="T1">” </text:span>is<text:span text:style-name="T1"> </text:span>plural,<text:span text:style-name="T1"> </text:span>not<text:span text:style-name="T1"> </text:span>singular.</text:p>
          </text:list-item>
          <text:list-item>
            <text:p text:style-name="bullet_20_list">The<text:span text:style-name="T1"> </text:span>subscript<text:span text:style-name="T1"> </text:span>for<text:span text:style-name="T1"> </text:span>the<text:span text:style-name="T1"> </text:span>permeability<text:span text:style-name="T1"> </text:span>of<text:span text:style-name="T1"> </text:span>vacuum<text:span text:style-name="T1"> </text:span><text:span text:style-name="T17"></text:span><text:span text:style-name="T18">0</text:span>,<text:span text:style-name="T1"> </text:span>and<text:span text:style-name="T1"> </text:span>other<text:span text:style-name="T1"> </text:span>common<text:span text:style-name="T1"> </text:span>scientific<text:span text:style-name="T1"> </text:span>constants,<text:span text:style-name="T1"> </text:span>is<text:span text:style-name="T1"> </text:span>zero<text:span text:style-name="T1"> </text:span>with<text:span text:style-name="T1"> </text:span>subscript<text:span text:style-name="T1"> </text:span>formatting,<text:span text:style-name="T1"> </text:span>not<text:span text:style-name="T1"> </text:span>a<text:span text:style-name="T1"> </text:span>lowercase<text:span text:style-name="T1"> </text:span>letter<text:span text:style-name="T1"> “</text:span>o<text:span text:style-name="T1">”</text:span>.</text:p>
          </text:list-item>
          <text:list-item>
            <text:p text:style-name="bullet_20_list">In<text:span text:style-name="T1"> </text:span>American<text:span text:style-name="T1"> </text:span>English,<text:span text:style-name="T1"> </text:span>commas,<text:span text:style-name="T1"> </text:span>semi-/colons,<text:span text:style-name="T1"> </text:span>periods,<text:span text:style-name="T1"> </text:span>question<text:span text:style-name="T1"> </text:span>and<text:span text:style-name="T1"> </text:span>exclamation<text:span text:style-name="T1"> </text:span>marks<text:span text:style-name="T1"> </text:span>are<text:span text:style-name="T1"> </text:span>located<text:span text:style-name="T1"> </text:span>within<text:span text:style-name="T1"> </text:span>quotation<text:span text:style-name="T1"> </text:span>marks<text:span text:style-name="T1"> </text:span>only<text:span text:style-name="T1"> </text:span>when<text:span text:style-name="T1"> </text:span>a<text:span text:style-name="T1"> </text:span>complete<text:span text:style-name="T1"> </text:span>thought<text:span text:style-name="T1"> </text:span>or<text:span text:style-name="T1"> </text:span>name<text:span text:style-name="T1"> </text:span>is<text:span text:style-name="T1"> </text:span>cited,<text:span text:style-name="T1"> </text:span>such<text:span text:style-name="T1"> </text:span>as<text:span text:style-name="T1"> </text:span>a<text:span text:style-name="T1"> </text:span>title<text:span text:style-name="T1"> </text:span>or<text:span text:style-name="T1"> </text:span>full<text:span text:style-name="T1"> </text:span>quotation.<text:span text:style-name="T1"> </text:span>When<text:span text:style-name="T1"> </text:span>quotation<text:span text:style-name="T1"> </text:span>marks<text:span text:style-name="T1"> </text:span>are<text:span text:style-name="T1"> </text:span>used,<text:span text:style-name="T1"> </text:span>instead<text:span text:style-name="T1"> </text:span>of<text:span text:style-name="T1"> </text:span>a<text:span text:style-name="T1"> </text:span>bold<text:span text:style-name="T1"> </text:span>or<text:span text:style-name="T1"> </text:span>italic<text:span text:style-name="T1"> </text:span>typeface,<text:span text:style-name="T1"> </text:span>to<text:span text:style-name="T1"> </text:span>highlight<text:span text:style-name="T1"> </text:span>a<text:span text:style-name="T1"> </text:span>word<text:span text:style-name="T1"> </text:span>or<text:span text:style-name="T1"> </text:span>phrase,<text:span text:style-name="T1"> </text:span>punctuation<text:span text:style-name="T1"> </text:span>should<text:span text:style-name="T1"> </text:span>appear<text:span text:style-name="T1"> </text:span>outside<text:span text:style-name="T1"> </text:span>of<text:span text:style-name="T1"> </text:span>the<text:span text:style-name="T1"> </text:span>quotation<text:span text:style-name="T1"> </text:span>marks.<text:span text:style-name="T1"> </text:span>A<text:span text:style-name="T1"> </text:span>parenthetical<text:span text:style-name="T1"> </text:span>phrase<text:span text:style-name="T1"> </text:span>or<text:span text:style-name="T1"> </text:span>statement<text:span text:style-name="T1"> </text:span>at<text:span text:style-name="T1"> </text:span>the<text:span text:style-name="T1"> </text:span>end<text:span text:style-name="T1"> </text:span>of<text:span text:style-name="T1"> </text:span>a<text:span text:style-name="T1"> </text:span>sentence<text:span text:style-name="T1"> </text:span>is<text:span text:style-name="T1"> </text:span>punctuated<text:span text:style-name="T1"> </text:span>outside<text:span text:style-name="T1"> </text:span>of<text:span text:style-name="T1"> </text:span>the<text:span text:style-name="T1"> </text:span>closing<text:span text:style-name="T1"> </text:span>parenthesis<text:span text:style-name="T1"> </text:span>(like<text:span text:style-name="T1"> </text:span>this).<text:span text:style-name="T1"> </text:span>(A<text:span text:style-name="T1"> </text:span>parenthetical<text:span text:style-name="T1"> </text:span>sentence<text:span text:style-name="T1"> </text:span>is<text:span text:style-name="T1"> </text:span>punctuated<text:span text:style-name="T1"> </text:span>within<text:span text:style-name="T1"> </text:span>the<text:span text:style-name="T1"> </text:span>parentheses.)</text:p>
          </text:list-item>
          <text:list-item>
            <text:p text:style-name="bullet_20_list">A<text:span text:style-name="T1"> </text:span>graph<text:span text:style-name="T1"> </text:span>within<text:span text:style-name="T1"> </text:span>a<text:span text:style-name="T1"> </text:span>graph<text:span text:style-name="T1"> </text:span>is<text:span text:style-name="T1"> </text:span>an<text:span text:style-name="T1"> “</text:span>inset<text:span text:style-name="T1">”</text:span>,<text:span text:style-name="T1"> </text:span>not<text:span text:style-name="T1"> </text:span>an<text:span text:style-name="T1"> “</text:span>insert<text:span text:style-name="T1">”</text:span>.<text:span text:style-name="T1"> </text:span>The<text:span text:style-name="T1"> </text:span>word<text:span text:style-name="T1"> </text:span>alternatively<text:span text:style-name="T1"> </text:span>is<text:span text:style-name="T1"> </text:span>preferred<text:span text:style-name="T1"> </text:span>to<text:span text:style-name="T1"> </text:span>the<text:span text:style-name="T1"> </text:span>word<text:span text:style-name="T1"> “</text:span>alternately<text:span text:style-name="T1">” </text:span>(unless<text:span text:style-name="T1"> </text:span>you<text:span text:style-name="T1"> </text:span>really<text:span text:style-name="T1"> </text:span>mean<text:span text:style-name="T1"> </text:span>something<text:span text:style-name="T1"> </text:span>that<text:span text:style-name="T1"> </text:span>alternates).</text:p>
          </text:list-item>
          <text:list-item>
            <text:p text:style-name="bullet_20_list">Do<text:span text:style-name="T1"> </text:span>not<text:span text:style-name="T1"> </text:span>use<text:span text:style-name="T1"> </text:span>the<text:span text:style-name="T1"> </text:span>word<text:span text:style-name="T1"> “</text:span>essentially<text:span text:style-name="T1">” </text:span>to<text:span text:style-name="T1"> </text:span>mean<text:span text:style-name="T1"> “</text:span>approximately<text:span text:style-name="T1">” </text:span>or<text:span text:style-name="T1"> “</text:span>effectively<text:span text:style-name="T1">”</text:span>.</text:p>
          </text:list-item>
          <text:list-item>
            <text:p text:style-name="bullet_20_list">In<text:span text:style-name="T1"> </text:span>your<text:span text:style-name="T1"> </text:span>paper<text:span text:style-name="T1"> </text:span>title,<text:span text:style-name="T1"> </text:span>if<text:span text:style-name="T1"> </text:span>the<text:span text:style-name="T1"> </text:span>words<text:span text:style-name="T1"> “</text:span>that<text:span text:style-name="T1"> </text:span>uses<text:span text:style-name="T1">” </text:span>can<text:span text:style-name="T1"> </text:span>accurately<text:span text:style-name="T1"> </text:span>replace<text:span text:style-name="T1"> </text:span>the<text:span text:style-name="T1"> </text:span>word<text:span text:style-name="T1"> “</text:span>using<text:span text:style-name="T1">”</text:span>,<text:span text:style-name="T1"> </text:span>capitalize<text:span text:style-name="T1"> </text:span>the<text:span text:style-name="T1"> “</text:span>u<text:span text:style-name="T1">”</text:span>;<text:span text:style-name="T1"> </text:span>if<text:span text:style-name="T1"> </text:span>not,<text:span text:style-name="T1"> </text:span>keep<text:span text:style-name="T1"> </text:span>using<text:span text:style-name="T1"> </text:span>lower-cased.</text:p>
          </text:list-item>
          <text:list-item>
            <text:p text:style-name="bullet_20_list">Be<text:span text:style-name="T1"> </text:span>aware<text:span text:style-name="T1"> </text:span>of<text:span text:style-name="T1"> </text:span>the<text:span text:style-name="T1"> </text:span>different<text:span text:style-name="T1"> </text:span>meanings<text:span text:style-name="T1"> </text:span>of<text:span text:style-name="T1"> </text:span>the<text:span text:style-name="T1"> </text:span>homophones<text:span text:style-name="T1"> “</text:span>affect<text:span text:style-name="T1">” </text:span>and<text:span text:style-name="T1"> “</text:span>effect<text:span text:style-name="T1">”</text:span>,<text:span text:style-name="T1"> “</text:span>complement<text:span text:style-name="T1">” </text:span>and<text:span text:style-name="T1"> “</text:span>compliment<text:span text:style-name="T1">”</text:span>,<text:span text:style-name="T1"> “</text:span>discreet<text:span text:style-name="T1">” </text:span>and<text:span text:style-name="T1"> “</text:span>discrete<text:span text:style-name="T1">”</text:span>,<text:span text:style-name="T1"> “</text:span>principal<text:span text:style-name="T1">” </text:span>and<text:span text:style-name="T1"> “</text:span>principle<text:span text:style-name="T1">”</text:span>.</text:p>
          </text:list-item>
          <text:list-item>
            <text:p text:style-name="bullet_20_list">Do<text:span text:style-name="T1"> </text:span>not<text:span text:style-name="T1"> </text:span>confuse<text:span text:style-name="T1"> “</text:span>imply<text:span text:style-name="T1">” </text:span>and<text:span text:style-name="T1"> “</text:span>infer<text:span text:style-name="T1">”</text:span>.</text:p>
          </text:list-item>
          <text:list-item>
            <text:p text:style-name="bullet_20_list">The<text:span text:style-name="T1"> </text:span>prefix<text:span text:style-name="T1"> “</text:span>non<text:span text:style-name="T1">” </text:span>is<text:span text:style-name="T1"> </text:span>not<text:span text:style-name="T1"> </text:span>a<text:span text:style-name="T1"> </text:span>word;<text:span text:style-name="T1"> </text:span>it<text:span text:style-name="T1"> </text:span>should<text:span text:style-name="T1"> </text:span>be<text:span text:style-name="T1"> </text:span>joined<text:span text:style-name="T1"> </text:span>to<text:span text:style-name="T1"> </text:span>the<text:span text:style-name="T1"> </text:span>word<text:span text:style-name="T1"> </text:span>it<text:span text:style-name="T1"> </text:span>modifies,<text:span text:style-name="T1"> </text:span>usually<text:span text:style-name="T1"> </text:span>without<text:span text:style-name="T1"> </text:span>a<text:span text:style-name="T1"> </text:span>hyphen.</text:p>
          </text:list-item>
          <text:list-item>
            <text:p text:style-name="bullet_20_list">There<text:span text:style-name="T1"> </text:span>is<text:span text:style-name="T1"> </text:span>no<text:span text:style-name="T1"> </text:span>period<text:span text:style-name="T1"> </text:span>after<text:span text:style-name="T1"> </text:span>the<text:span text:style-name="T1"> “</text:span>et<text:span text:style-name="T1">” </text:span>in<text:span text:style-name="T1"> </text:span>the<text:span text:style-name="T1"> </text:span>Latin<text:span text:style-name="T1"> </text:span>abbreviation<text:span text:style-name="T1"> “</text:span>et<text:span text:style-name="T1"> </text:span>al.<text:span text:style-name="T1">”</text:span>.</text:p>
          </text:list-item>
          <text:list-item>
            <text:p text:style-name="bullet_20_list">The<text:span text:style-name="T1"> </text:span>abbreviation<text:span text:style-name="T1"> “</text:span>i.e.<text:span text:style-name="T1">” </text:span>means<text:span text:style-name="T1"> “</text:span>that<text:span text:style-name="T1"> </text:span>is<text:span text:style-name="T1">”</text:span>,<text:span text:style-name="T1"> </text:span>and<text:span text:style-name="T1"> </text:span>the<text:span text:style-name="T1"> </text:span>abbreviation<text:span text:style-name="T1"> “</text:span>e.g.<text:span text:style-name="T1">” </text:span>means<text:span text:style-name="T1"> “</text:span>for<text:span text:style-name="T1"> </text:span>example<text:span text:style-name="T1">”</text:span>.</text:p>
          </text:list-item>
        </text:list>
        <text:p text:style-name="Text_20_body">An<text:span text:style-name="T1"> </text:span>excellent<text:span text:style-name="T1"> </text:span>style<text:span text:style-name="T1"> </text:span>manual<text:span text:style-name="T1"> </text:span>for<text:span text:style-name="T1"> </text:span>science<text:span text:style-name="T1"> </text:span>writers<text:span text:style-name="T1"> </text:span>is<text:span text:style-name="T1"> given by Young </text:span>[7].</text:p>
        <text:list xml:id="list95646796451521" text:continue-list="list95646336244835" text:style-name="WW8Num1">
          <text:list-item>
            <text:h text:style-name="Heading_20_1" text:outline-level="1">Using<text:span text:style-name="T1"> </text:span>the<text:span text:style-name="T1"> </text:span>Template</text:h>
          </text:list-item>
        </text:list>
        <text:p text:style-name="Text_20_body">After<text:span text:style-name="T1"> </text:span>the<text:span text:style-name="T1"> </text:span>text<text:span text:style-name="T1"> </text:span>edit<text:span text:style-name="T1"> </text:span>has<text:span text:style-name="T1"> </text:span>been<text:span text:style-name="T1"> </text:span>completed,<text:span text:style-name="T1"> </text:span>the<text:span text:style-name="T1"> </text:span>paper<text:span text:style-name="T1"> </text:span>is<text:span text:style-name="T1"> </text:span>ready<text:span text:style-name="T1"> </text:span>for<text:span text:style-name="T1"> </text:span>the<text:span text:style-name="T1"> </text:span>template.<text:span text:style-name="T1"> </text:span>Duplicate<text:span text:style-name="T1"> </text:span>the<text:span text:style-name="T1"> </text:span>template<text:span text:style-name="T1"> </text:span>file<text:span text:style-name="T1"> </text:span>by<text:span text:style-name="T1"> </text:span>using<text:span text:style-name="T1"> </text:span>the<text:span text:style-name="T1"> </text:span>Save<text:span text:style-name="T1"> </text:span>As<text:span text:style-name="T1"> </text:span>command,<text:span text:style-name="T1"> </text:span>and<text:span text:style-name="T1"> </text:span>use<text:span text:style-name="T1"> </text:span>the<text:span text:style-name="T1"> </text:span>naming<text:span text:style-name="T1"> </text:span>convention<text:span text:style-name="T1"> </text:span>prescribed<text:span text:style-name="T1"> </text:span>by<text:span text:style-name="T1"> </text:span>your<text:span text:style-name="T1"> </text:span>conference<text:span text:style-name="T1"> </text:span>for<text:span text:style-name="T1"> </text:span>the<text:span text:style-name="T1"> </text:span>name<text:span text:style-name="T1"> </text:span>of<text:span text:style-name="T1"> </text:span>your<text:span text:style-name="T1"> </text:span>paper.<text:span text:style-name="T1"> </text:span>In<text:span text:style-name="T1"> </text:span>this<text:span text:style-name="T1"> </text:span>newly<text:span text:style-name="T1"> </text:span>created<text:span text:style-name="T1"> </text:span>file,<text:span text:style-name="T1"> </text:span>highlight<text:span text:style-name="T1"> </text:span>all<text:span text:style-name="T1"> </text:span>of<text:span text:style-name="T1"> </text:span>the<text:span text:style-name="T1"> </text:span>contents<text:span text:style-name="T1"> </text:span>and<text:span text:style-name="T1"> </text:span>import<text:span text:style-name="T1"> </text:span>your<text:span text:style-name="T1"> </text:span>prepared<text:span text:style-name="T1"> </text:span>text<text:span text:style-name="T1"> </text:span>file.<text:span text:style-name="T1"> </text:span>You<text:span text:style-name="T1"> </text:span>are<text:span text:style-name="T1"> </text:span>now<text:span text:style-name="T1"> </text:span>ready<text:span text:style-name="T1"> </text:span>to<text:span text:style-name="T1"> </text:span>style<text:span text:style-name="T1"> </text:span>your<text:span text:style-name="T1"> </text:span>paper;<text:span text:style-name="T1"> </text:span>use<text:span text:style-name="T1"> </text:span>the<text:span text:style-name="T1"> </text:span>scroll<text:span text:style-name="T1"> </text:span>down<text:span text:style-name="T1"> </text:span>window<text:span text:style-name="T1"> </text:span>on<text:span text:style-name="T1"> </text:span>the<text:span text:style-name="T1"> </text:span>left<text:span text:style-name="T1"> </text:span>of<text:span text:style-name="T1"> </text:span>the<text:span text:style-name="T1"> </text:span>MS<text:span text:style-name="T1"> </text:span>Word<text:span text:style-name="T1"> </text:span>Formatting<text:span text:style-name="T1"> </text:span>toolbar.</text:p>
        <text:list xml:id="list95645646552883" text:continue-numbering="true" text:style-name="WW8Num1">
          <text:list-item>
            <text:list>
              <text:list-item>
                <text:h text:style-name="Heading_20_2" text:outline-level="2">Authors<text:span text:style-name="T1"> </text:span>and<text:span text:style-name="T1"> </text:span>Affiliations</text:h>
              </text:list-item>
            </text:list>
          </text:list-item>
        </text:list>
        <text:p text:style-name="Text_20_body">The<text:span text:style-name="T1"> </text:span>template<text:span text:style-name="T1"> </text:span>is<text:span text:style-name="T1"> </text:span>designed<text:span text:style-name="T1"> </text:span>so<text:span text:style-name="T1"> </text:span>that<text:span text:style-name="T1"> </text:span>author<text:span text:style-name="T1"> </text:span>affiliations<text:span text:style-name="T1"> </text:span>are<text:span text:style-name="T1"> </text:span>not<text:span text:style-name="T1"> </text:span>repeated<text:span text:style-name="T1"> </text:span>each<text:span text:style-name="T1"> </text:span>time<text:span text:style-name="T1"> </text:span>for<text:span text:style-name="T1"> </text:span>multiple<text:span text:style-name="T1"> </text:span>authors<text:span text:style-name="T1"> </text:span>of<text:span text:style-name="T1"> </text:span>the<text:span text:style-name="T1"> </text:span>same<text:span text:style-name="T1"> </text:span>affiliation.<text:span text:style-name="T1"> </text:span>Please<text:span text:style-name="T1"> </text:span>keep<text:span text:style-name="T1"> </text:span>your<text:span text:style-name="T1"> </text:span>affiliations<text:span text:style-name="T1"> </text:span>as<text:span text:style-name="T1"> </text:span>succinct<text:span text:style-name="T1"> </text:span>as<text:span text:style-name="T1"> </text:span>possible<text:span text:style-name="T1"> </text:span>(for<text:span text:style-name="T1"> </text:span>example,<text:span text:style-name="T1"> </text:span>do<text:span text:style-name="T1"> </text:span>not<text:span text:style-name="T1"> </text:span>differentiate<text:span text:style-name="T1"> </text:span>among<text:span text:style-name="T1"> </text:span>departments<text:span text:style-name="T1"> </text:span>of<text:span text:style-name="T1"> </text:span>the<text:span text:style-name="T1"> </text:span>same<text:span text:style-name="T1"> </text:span>organization).<text:span text:style-name="T1"> </text:span>This<text:span text:style-name="T1"> </text:span>template<text:span text:style-name="T1"> </text:span>was<text:span text:style-name="T1"> </text:span>designed<text:span text:style-name="T1"> </text:span>for<text:span text:style-name="T1"> </text:span>two<text:span text:style-name="T1"> </text:span>affiliations.</text:p>
        <text:list xml:id="list95645863849213" text:continue-numbering="true" text:style-name="WW8Num1">
          <text:list-item>
            <text:list>
              <text:list-item>
                <text:list>
                  <text:list-item>
                    <text:h text:style-name="Heading_20_3" text:outline-level="3">For<text:span text:style-name="T1"> </text:span>Author/s<text:span text:style-name="T1"> </text:span>of<text:span text:style-name="T1"> </text:span>Only<text:span text:style-name="T1"> </text:span>One<text:span text:style-name="T1"> </text:span>Affiliation<text:span text:style-name="T1"> </text:span>(Heading<text:span text:style-name="T1"> </text:span>3):<text:span text:style-name="T1"> </text:span><text:span text:style-name="T21">To</text:span><text:span text:style-name="T22"> </text:span><text:span text:style-name="T21">change</text:span><text:span text:style-name="T22"> </text:span><text:span text:style-name="T21">the</text:span><text:span text:style-name="T22"> </text:span><text:span text:style-name="T21">default,</text:span><text:span text:style-name="T22"> </text:span><text:span text:style-name="T21">adjust</text:span><text:span text:style-name="T22"> </text:span><text:span text:style-name="T21">the</text:span><text:span text:style-name="T22"> </text:span><text:span text:style-name="T21">template</text:span><text:span text:style-name="T22"> </text:span><text:span text:style-name="T21">as</text:span><text:span text:style-name="T22"> </text:span><text:span text:style-name="T21">follows.</text:span></text:h>
                    <text:list>
                      <text:list-item>
                        <text:h text:style-name="Heading_20_4" text:outline-level="4">Selection<text:span text:style-name="T1"> </text:span>(Heading<text:span text:style-name="T1"> </text:span>4):<text:span text:style-name="T1"> </text:span><text:span text:style-name="T21">Highlight</text:span><text:span text:style-name="T22"> </text:span><text:span text:style-name="T21">all</text:span><text:span text:style-name="T22"> </text:span><text:span text:style-name="T21">author</text:span><text:span text:style-name="T22"> </text:span><text:span text:style-name="T21">and</text:span><text:span text:style-name="T22"> </text:span><text:span text:style-name="T21">affiliation</text:span><text:span text:style-name="T22"> </text:span><text:span text:style-name="T21">lines.</text:span></text:h>
                      </text:list-item>
                      <text:list-item>
                        <text:h text:style-name="Heading_20_4" text:outline-level="4">Change<text:span text:style-name="T1"> </text:span>Number<text:span text:style-name="T1"> </text:span>of<text:span text:style-name="T1"> </text:span>Columns:<text:span text:style-name="T1"> </text:span><text:span text:style-name="T21">Select</text:span><text:span text:style-name="T22"> </text:span><text:span text:style-name="T21">Format</text:span><text:span text:style-name="T22"> </text:span><text:span text:style-name="T21">&gt;<text:line-break/>Columns</text:span><text:span text:style-name="T22"> </text:span><text:span text:style-name="T21">&gt;Presets</text:span><text:span text:style-name="T22"> </text:span><text:span text:style-name="T21">&gt;</text:span><text:span text:style-name="T22"> </text:span><text:span text:style-name="T21">One</text:span><text:span text:style-name="T22"> </text:span><text:span text:style-name="T21">Column.</text:span><text:span text:style-name="T22"> </text:span></text:h>
                      </text:list-item>
                      <text:list-item>
                        <text:h text:style-name="Heading_20_4" text:outline-level="4">Deletion:<text:span text:style-name="T1"> </text:span><text:span text:style-name="T21">Delete</text:span><text:span text:style-name="T22"> </text:span><text:span text:style-name="T21">the</text:span><text:span text:style-name="T22"> </text:span><text:span text:style-name="T21">author</text:span><text:span text:style-name="T22"> </text:span><text:span text:style-name="T21">and</text:span><text:span text:style-name="T22"> </text:span><text:span text:style-name="T21">affiliation</text:span><text:span text:style-name="T22"> </text:span><text:span text:style-name="T21">lines</text:span><text:span text:style-name="T22"> </text:span><text:span text:style-name="T21">for</text:span><text:span text:style-name="T22"> </text:span><text:span text:style-name="T21">the</text:span><text:span text:style-name="T22"> </text:span><text:span text:style-name="T21">second</text:span><text:span text:style-name="T22"> </text:span><text:span text:style-name="T21">affiliation.</text:span></text:h>
                      </text:list-item>
                    </text:list>
                  </text:list-item>
                  <text:list-item>
                    <text:h text:style-name="Heading_20_3" text:outline-level="3">For<text:span text:style-name="T1"> </text:span>Authors<text:span text:style-name="T1"> </text:span>of<text:span text:style-name="T1"> </text:span>More<text:span text:style-name="T1"> </text:span>than<text:span text:style-name="T1"> </text:span>Two<text:span text:style-name="T1"> </text:span>Affiliations:<text:span text:style-name="T1"> </text:span><text:span text:style-name="T21">To</text:span><text:span text:style-name="T22"> </text:span><text:span text:style-name="T21">change</text:span><text:span text:style-name="T22"> </text:span><text:span text:style-name="T21">the</text:span><text:span text:style-name="T22"> </text:span><text:span text:style-name="T21">default,</text:span><text:span text:style-name="T22"> </text:span><text:span text:style-name="T21">adjust</text:span><text:span text:style-name="T22"> </text:span><text:span text:style-name="T21">the</text:span><text:span text:style-name="T22"> </text:span><text:span text:style-name="T21">template</text:span><text:span text:style-name="T22"> </text:span><text:span text:style-name="T21">as</text:span><text:span text:style-name="T22"> </text:span><text:span text:style-name="T21">follows.</text:span></text:h>
                    <text:list>
                      <text:list-item>
                        <text:h text:style-name="Heading_20_4" text:outline-level="4">Selection:<text:span text:style-name="T1"> </text:span><text:span text:style-name="T21">Highlight</text:span><text:span text:style-name="T22"> </text:span><text:span text:style-name="T21">all</text:span><text:span text:style-name="T22"> </text:span><text:span text:style-name="T21">author</text:span><text:span text:style-name="T22"> </text:span><text:span text:style-name="T21">and</text:span><text:span text:style-name="T22"> </text:span><text:span text:style-name="T21">affiliation</text:span><text:span text:style-name="T22"> </text:span><text:span text:style-name="T21">lines.</text:span></text:h>
                      </text:list-item>
                      <text:list-item>
                        <text:h text:style-name="Heading_20_4" text:outline-level="4">Change<text:span text:style-name="T1"> </text:span>Number<text:span text:style-name="T1"> </text:span>of<text:span text:style-name="T1"> </text:span>Columns:<text:span text:style-name="T1"> </text:span><text:span text:style-name="T21">Select</text:span><text:span text:style-name="T22"> </text:span><text:span text:style-name="T21">Format</text:span><text:span text:style-name="T22"> </text:span><text:span text:style-name="T21">&gt;<text:line-break/>Columns</text:span><text:span text:style-name="T22"> </text:span><text:span text:style-name="T21">&gt;</text:span><text:span text:style-name="T22"> </text:span><text:span text:style-name="T21">Presets</text:span><text:span text:style-name="T22"> </text:span><text:span text:style-name="T21">&gt;</text:span><text:span text:style-name="T22"> </text:span><text:span text:style-name="T21">One</text:span><text:span text:style-name="T22"> </text:span><text:span text:style-name="T21">Column.</text:span><text:span text:style-name="T22"> </text:span></text:h>
                      </text:list-item>
                      <text:list-item>
                        <text:h text:style-name="Heading_20_4" text:outline-level="4">Highlight<text:span text:style-name="T1"> </text:span>Author<text:span text:style-name="T1"> </text:span>and<text:span text:style-name="T1"> </text:span>Affiliation<text:span text:style-name="T1"> </text:span>Lines<text:span text:style-name="T1"> </text:span>of<text:span text:style-name="T1"> </text:span>Affiliation<text:span text:style-name="T1"> </text:span>1<text:span text:style-name="T1"> </text:span>and<text:span text:style-name="T1"> </text:span>Copy<text:span text:style-name="T1"> </text:span>this<text:span text:style-name="T1"> </text:span>Selection.</text:h>
                      </text:list-item>
                      <text:list-item>
                        <text:h text:style-name="Heading_20_4" text:outline-level="4">Formatting:<text:span text:style-name="T1"> </text:span><text:span text:style-name="T21">Insert</text:span><text:span text:style-name="T22"> </text:span><text:span text:style-name="T21">one</text:span><text:span text:style-name="T22"> </text:span><text:span text:style-name="T21">hard</text:span><text:span text:style-name="T22"> </text:span><text:span text:style-name="T21">return</text:span><text:span text:style-name="T22"> </text:span><text:span text:style-name="T21">immediately</text:span><text:span text:style-name="T22"> </text:span><text:span text:style-name="T21">after</text:span><text:span text:style-name="T22"> </text:span><text:span text:style-name="T21">the</text:span><text:span text:style-name="T22"> </text:span><text:span text:style-name="T21">last</text:span><text:span text:style-name="T22"> </text:span><text:span text:style-name="T21">character</text:span><text:span text:style-name="T22"> </text:span><text:span text:style-name="T21">of</text:span><text:span text:style-name="T22"> </text:span><text:span text:style-name="T21">the</text:span><text:span text:style-name="T22"> </text:span><text:span text:style-name="T21">last</text:span><text:span text:style-name="T22"> </text:span><text:span text:style-name="T21">affiliation</text:span><text:span text:style-name="T22"> </text:span><text:span text:style-name="T21">line.</text:span><text:span text:style-name="T22"> </text:span><text:span text:style-name="T21">Then</text:span><text:span text:style-name="T22"> </text:span><text:span text:style-name="T21">paste</text:span><text:span text:style-name="T22"> </text:span><text:span text:style-name="T21">down</text:span><text:span text:style-name="T22"> </text:span><text:span text:style-name="T21">the</text:span><text:span text:style-name="T22"> </text:span><text:span text:style-name="T21">copy</text:span><text:span text:style-name="T22"> </text:span><text:span text:style-name="T21">of</text:span><text:span text:style-name="T22"> </text:span><text:span text:style-name="T21">affiliation</text:span><text:span text:style-name="T22"> </text:span><text:span text:style-name="T21">1.</text:span><text:span text:style-name="T22"> </text:span><text:span text:style-name="T21">Repeat</text:span><text:span text:style-name="T22"> </text:span><text:span text:style-name="T21">as</text:span><text:span text:style-name="T22"> </text:span><text:span text:style-name="T21">necessary</text:span><text:span text:style-name="T22"> </text:span><text:span text:style-name="T21">for</text:span><text:span text:style-name="T22"> </text:span><text:span text:style-name="T21">each</text:span><text:span text:style-name="T22"> </text:span><text:span text:style-name="T21">additional</text:span><text:span text:style-name="T22"> </text:span><text:span text:style-name="T21">affiliation.</text:span></text:h>
                      </text:list-item>
                      <text:list-item>
                        <text:h text:style-name="Heading_20_4" text:outline-level="4">Reassign<text:span text:style-name="T1"> </text:span>Number<text:span text:style-name="T1"> </text:span>of<text:span text:style-name="T1"> </text:span>Columns:<text:span text:style-name="T1"> </text:span><text:span text:style-name="T21">Place</text:span><text:span text:style-name="T22"> </text:span><text:span text:style-name="T21">your</text:span><text:span text:style-name="T22"> </text:span><text:span text:style-name="T21">cursor</text:span><text:span text:style-name="T22"> </text:span><text:span text:style-name="T21">to</text:span><text:span text:style-name="T22"> </text:span><text:span text:style-name="T21">the</text:span><text:span text:style-name="T22"> </text:span><text:span text:style-name="T21">right</text:span><text:span text:style-name="T22"> </text:span><text:span text:style-name="T21">of</text:span><text:span text:style-name="T22"> </text:span><text:span text:style-name="T21">the</text:span><text:span text:style-name="T22"> </text:span><text:span text:style-name="T21">last</text:span><text:span text:style-name="T22"> </text:span><text:span text:style-name="T21">character</text:span><text:span text:style-name="T22"> </text:span><text:span text:style-name="T21">of</text:span><text:span text:style-name="T22"> </text:span><text:span text:style-name="T21">the</text:span><text:span text:style-name="T22"> </text:span><text:span text:style-name="T21">last</text:span><text:span text:style-name="T22"> </text:span><text:span text:style-name="T21">affiliation</text:span><text:span text:style-name="T22"> </text:span><text:span text:style-name="T21">line</text:span><text:span text:style-name="T22"> </text:span><text:span text:style-name="T21">of</text:span><text:span text:style-name="T22"> </text:span><text:span text:style-name="T21">an</text:span><text:span text:style-name="T22"> </text:span><text:span text:style-name="T21">even</text:span><text:span text:style-name="T22"> </text:span><text:span text:style-name="T21">numbered</text:span><text:span text:style-name="T22"> </text:span><text:span text:style-name="T21">affiliation</text:span><text:span text:style-name="T22"> </text:span><text:span text:style-name="T21">(e.g.,</text:span><text:span text:style-name="T22"> </text:span><text:span text:style-name="T21">if</text:span><text:span text:style-name="T22"> </text:span><text:span text:style-name="T21">there</text:span><text:span text:style-name="T22"> </text:span><text:span text:style-name="T21">are</text:span><text:span text:style-name="T22"> </text:span><text:span text:style-name="T21">five</text:span><text:span text:style-name="T22"> </text:span><text:span text:style-name="T21">affiliations,</text:span><text:span text:style-name="T22"> </text:span><text:span text:style-name="T21">place</text:span><text:span text:style-name="T22"> </text:span><text:span text:style-name="T21">your</text:span><text:span text:style-name="T22"> </text:span><text:span text:style-name="T21">cursor</text:span><text:span text:style-name="T22"> </text:span><text:span text:style-name="T21">at</text:span><text:span text:style-name="T22"> </text:span><text:span text:style-name="T21">end</text:span><text:span text:style-name="T22"> </text:span><text:span text:style-name="T21">of</text:span><text:span text:style-name="T22"> </text:span><text:span text:style-name="T21">fourth</text:span><text:span text:style-name="T22"> </text:span><text:span text:style-name="T21">affiliation).</text:span><text:span text:style-name="T22"> </text:span><text:span text:style-name="T21">Drag</text:span><text:span text:style-name="T22"> </text:span><text:span text:style-name="T21">the</text:span><text:span text:style-name="T22"> </text:span><text:span text:style-name="T21">cursor</text:span><text:span text:style-name="T22"> </text:span><text:span text:style-name="T21">up</text:span><text:span text:style-name="T22"> </text:span><text:span text:style-name="T21">to</text:span><text:span text:style-name="T22"> </text:span><text:span text:style-name="T21">highlight</text:span><text:span text:style-name="T22"> </text:span><text:span text:style-name="T21">all</text:span><text:span text:style-name="T22"> </text:span><text:span text:style-name="T21">of</text:span><text:span text:style-name="T22"> </text:span><text:span text:style-name="T21">the</text:span><text:span text:style-name="T22"> </text:span><text:span text:style-name="T21">above</text:span><text:span text:style-name="T22"> </text:span><text:span text:style-name="T21">author</text:span><text:span text:style-name="T22"> </text:span><text:span text:style-name="T21">and</text:span><text:span text:style-name="T22"> </text:span><text:span text:style-name="T21">affiliation</text:span><text:span text:style-name="T22"> </text:span><text:span text:style-name="T21">lines.</text:span><text:span text:style-name="T22"> </text:span><text:span text:style-name="T21">Go</text:span><text:span text:style-name="T22"> </text:span><text:span text:style-name="T21">to</text:span><text:span text:style-name="T22"> </text:span><text:span text:style-name="T21">Format</text:span><text:span text:style-name="T22"> </text:span><text:span text:style-name="T21">&gt;</text:span><text:span text:style-name="T22"> <text:s/></text:span><text:span text:style-name="T21">Columns</text:span><text:span text:style-name="T22"> </text:span><text:span text:style-name="T21">and</text:span><text:span text:style-name="T22"> </text:span><text:span text:style-name="T21">select</text:span><text:span text:style-name="T22"> “</text:span><text:span text:style-name="T21">2</text:span><text:span text:style-name="T22"> </text:span><text:span text:style-name="T21">Columns</text:span><text:span text:style-name="T22">”</text:span><text:span text:style-name="T21">.</text:span><text:span text:style-name="T22"> </text:span><text:span text:style-name="T21">If</text:span><text:span text:style-name="T22"> </text:span><text:span text:style-name="T21">you</text:span><text:span text:style-name="T22"> </text:span><text:span text:style-name="T21">have</text:span><text:span text:style-name="T22"> </text:span><text:span text:style-name="T21">an</text:span><text:span text:style-name="T22"> </text:span><text:span text:style-name="T21">odd</text:span><text:span text:style-name="T22"> </text:span><text:span text:style-name="T21">number</text:span><text:span text:style-name="T22"> </text:span><text:span text:style-name="T21">of</text:span><text:span text:style-name="T22"> </text:span><text:span text:style-name="T21">affiliations,</text:span><text:span text:style-name="T22"> </text:span><text:span text:style-name="T21">the</text:span><text:span text:style-name="T22"> </text:span><text:span text:style-name="T21">final</text:span><text:span text:style-name="T22"> </text:span><text:span text:style-name="T21">affiliation</text:span><text:span text:style-name="T22"> </text:span><text:span text:style-name="T21">will</text:span><text:span text:style-name="T22"> </text:span><text:span text:style-name="T21">be</text:span><text:span text:style-name="T22"> </text:span><text:span text:style-name="T21">centered</text:span><text:span text:style-name="T22"> </text:span><text:span text:style-name="T21">on</text:span><text:span text:style-name="T22"> </text:span><text:span text:style-name="T21">the</text:span><text:span text:style-name="T22"> </text:span><text:span text:style-name="T21">page;</text:span><text:span text:style-name="T22"> </text:span><text:span text:style-name="T21">all</text:span><text:span text:style-name="T22"> </text:span><text:span text:style-name="T21">previous</text:span><text:span text:style-name="T22"> </text:span><text:span text:style-name="T21">will</text:span><text:span text:style-name="T22"> </text:span><text:span text:style-name="T21">be</text:span><text:span text:style-name="T22"> </text:span><text:span text:style-name="T21">in</text:span><text:span text:style-name="T22"> </text:span><text:span text:style-name="T21">two</text:span><text:span text:style-name="T22"> </text:span><text:span text:style-name="T21">columns.</text:span></text:h>
                      </text:list-item>
                    </text:list>
                  </text:list-item>
                </text:list>
              </text:list-item>
              <text:list-item>
                <text:h text:style-name="Heading_20_2" text:outline-level="2">Identify<text:span text:style-name="T1"> </text:span>the<text:span text:style-name="T1"> </text:span>Headings</text:h>
              </text:list-item>
            </text:list>
          </text:list-item>
        </text:list>
        <text:p text:style-name="Text_20_body">Headings,<text:span text:style-name="T1"> </text:span>or<text:span text:style-name="T1"> </text:span>heads,<text:span text:style-name="T1"> </text:span>are<text:span text:style-name="T1"> </text:span>organizational<text:span text:style-name="T1"> </text:span>devices<text:span text:style-name="T1"> </text:span>that<text:span text:style-name="T1"> </text:span>guide<text:span text:style-name="T1"> </text:span>the<text:span text:style-name="T1"> </text:span>reader<text:span text:style-name="T1"> </text:span>through<text:span text:style-name="T1"> </text:span>your<text:span text:style-name="T1"> </text:span>paper.<text:span text:style-name="T1"> </text:span>There<text:span text:style-name="T1"> </text:span>are<text:span text:style-name="T1"> </text:span>two<text:span text:style-name="T1"> </text:span>types:<text:span text:style-name="T1"> </text:span>component<text:span text:style-name="T1"> </text:span>heads<text:span text:style-name="T1"> </text:span>and<text:span text:style-name="T1"> </text:span>text<text:span text:style-name="T1"> </text:span>heads.</text:p>
        <text:p text:style-name="Text_20_body">Component<text:span text:style-name="T1"> </text:span>heads<text:span text:style-name="T1"> </text:span>identify<text:span text:style-name="T1"> </text:span>the<text:span text:style-name="T1"> </text:span>different<text:span text:style-name="T1"> </text:span>components<text:span text:style-name="T1"> </text:span>of<text:span text:style-name="T1"> </text:span>your<text:span text:style-name="T1"> </text:span>paper<text:span text:style-name="T1"> </text:span>and<text:span text:style-name="T1"> </text:span>are<text:span text:style-name="T1"> </text:span>not<text:span text:style-name="T1"> </text:span>topically<text:span text:style-name="T1"> </text:span>subordinate<text:span text:style-name="T1"> </text:span>to<text:span text:style-name="T1"> </text:span>each<text:span text:style-name="T1"> </text:span>other.<text:span text:style-name="T1"> </text:span>Examples<text:span text:style-name="T1"> </text:span>include<text:span text:style-name="T1"> </text:span>Acknowledgments<text:span text:style-name="T1"> </text:span>and<text:span text:style-name="T1"> </text:span>References<text:span text:style-name="T1"> </text:span>and,<text:span text:style-name="T1"> </text:span>for<text:span text:style-name="T1"> </text:span>these,<text:span text:style-name="T1"> </text:span>the<text:span text:style-name="T1"> </text:span>correct<text:span text:style-name="T1"> </text:span>style<text:span text:style-name="T1"> </text:span>to<text:span text:style-name="T1"> </text:span>use<text:span text:style-name="T1"> </text:span>is<text:span text:style-name="T1"> </text:span><text:span text:style-name="T12">“</text:span><text:span text:style-name="T8">Heading</text:span><text:span text:style-name="T12"> </text:span><text:span text:style-name="T8">5</text:span><text:span text:style-name="T12">”</text:span>.<text:span text:style-name="T1"> </text:span>Use<text:span text:style-name="T1"> </text:span><text:span text:style-name="T12">“</text:span><text:span text:style-name="T8">figure</text:span><text:span text:style-name="T12"> </text:span><text:span text:style-name="T8">caption</text:span><text:span text:style-name="T12">”</text:span><text:span text:style-name="T1"> </text:span>for<text:span text:style-name="T1"> </text:span>your<text:span text:style-name="T1"> </text:span>Figure<text:span text:style-name="T1"> </text:span>captions,<text:span text:style-name="T1"> </text:span>and<text:span text:style-name="T12"> “</text:span><text:span text:style-name="T8">table</text:span><text:span text:style-name="T12"> </text:span><text:span text:style-name="T8">head</text:span><text:span text:style-name="T12">”</text:span><text:span text:style-name="T1"> </text:span>for<text:span text:style-name="T1"> </text:span>your<text:span text:style-name="T1"> </text:span>table<text:span text:style-name="T1"> </text:span>title.<text:span text:style-name="T1"> </text:span>Run-in<text:span text:style-name="T1"> </text:span>heads,<text:span text:style-name="T1"> </text:span>such<text:span text:style-name="T1"> </text:span>as<text:span text:style-name="T1"> “</text:span>Abstract<text:span text:style-name="T1">”</text:span>,<text:span text:style-name="T1"> </text:span>will<text:span text:style-name="T1"> </text:span>require<text:span text:style-name="T1"> </text:span>you<text:span text:style-name="T1"> </text:span>to<text:span text:style-name="T1"> </text:span>apply<text:span text:style-name="T1"> </text:span>a<text:span text:style-name="T1"> </text:span>style<text:span text:style-name="T1"> </text:span>(in<text:span text:style-name="T1"> </text:span>this<text:span text:style-name="T1"> </text:span>case,<text:span text:style-name="T1"> </text:span>italic)<text:span text:style-name="T1"> </text:span>in<text:span text:style-name="T1"> </text:span>addition<text:span text:style-name="T1"> </text:span>to<text:span text:style-name="T1"> </text:span>the<text:span text:style-name="T1"> </text:span>style<text:span text:style-name="T1"> </text:span>provided<text:span text:style-name="T1"> </text:span>by<text:span text:style-name="T1"> </text:span>the<text:span text:style-name="T1"> </text:span>drop<text:span text:style-name="T1"> </text:span>down<text:span text:style-name="T1"> </text:span>menu<text:span text:style-name="T1"> </text:span>to<text:span text:style-name="T1"> </text:span>differentiate<text:span text:style-name="T1"> </text:span>the<text:span text:style-name="T1"> </text:span>head<text:span text:style-name="T1"> </text:span>from<text:span text:style-name="T1"> </text:span>the<text:span text:style-name="T1"> </text:span>text.</text:p>
        <text:p text:style-name="Text_20_body">Text<text:span text:style-name="T1"> </text:span>heads<text:span text:style-name="T1"> </text:span>organize<text:span text:style-name="T1"> </text:span>the<text:span text:style-name="T1"> </text:span>topics<text:span text:style-name="T1"> </text:span>on<text:span text:style-name="T1"> </text:span>a<text:span text:style-name="T1"> </text:span>relational,<text:span text:style-name="T1"> </text:span>hierarchical<text:span text:style-name="T1"> </text:span>basis.<text:span text:style-name="T1"> </text:span>For<text:span text:style-name="T1"> </text:span>example,<text:span text:style-name="T1"> </text:span>the<text:span text:style-name="T1"> </text:span>paper<text:span text:style-name="T1"> </text:span>title<text:span text:style-name="T1"> </text:span>is<text:span text:style-name="T1"> </text:span>the<text:span text:style-name="T1"> </text:span>primary<text:span text:style-name="T1"> </text:span>text<text:span text:style-name="T1"> </text:span>head<text:span text:style-name="T1"> </text:span>because<text:span text:style-name="T1"> </text:span>all<text:span text:style-name="T1"> </text:span>subsequent<text:span text:style-name="T1"> </text:span>material<text:span text:style-name="T1"> </text:span>relates<text:span text:style-name="T1"> </text:span>and<text:span text:style-name="T1"> </text:span>elaborates<text:span text:style-name="T1"> </text:span>on<text:span text:style-name="T1"> </text:span>this<text:span text:style-name="T1"> </text:span>one<text:span text:style-name="T1"> </text:span>topic.<text:span text:style-name="T1"> </text:span>If<text:span text:style-name="T1"> </text:span>there<text:span text:style-name="T1"> </text:span>are<text:span text:style-name="T1"> </text:span>two<text:span text:style-name="T1"> </text:span>or<text:span text:style-name="T1"> </text:span>more<text:span text:style-name="T1"> </text:span>sub-topics,<text:span text:style-name="T1"> </text:span>the<text:span text:style-name="T1"> </text:span>next<text:span text:style-name="T1"> </text:span>level<text:span text:style-name="T1"> </text:span>head<text:span text:style-name="T1"> </text:span>(uppercase<text:span text:style-name="T1"> </text:span>Roman<text:span text:style-name="T1"> </text:span>numerals)<text:span text:style-name="T1"> </text:span>should<text:span text:style-name="T1"> </text:span>be<text:span text:style-name="T1"> </text:span>used<text:span text:style-name="T1"> </text:span>and,<text:span text:style-name="T1"> </text:span>conversely,<text:span text:style-name="T1"> </text:span>if<text:span text:style-name="T1"> </text:span>there<text:span text:style-name="T1"> </text:span>are<text:span text:style-name="T1"> </text:span>not<text:span text:style-name="T1"> </text:span>at<text:span text:style-name="T1"> </text:span>least<text:span text:style-name="T1"> </text:span>two<text:span text:style-name="T1"> </text:span>sub-topics,<text:span text:style-name="T1"> </text:span>then<text:span text:style-name="T1"> </text:span>no<text:span text:style-name="T1"> </text:span>subheads<text:span text:style-name="T1"> </text:span>should<text:span text:style-name="T1"> </text:span>be<text:span text:style-name="T1"> </text:span>introduced.<text:span text:style-name="T1"> </text:span>Styles<text:span text:style-name="T1"> </text:span>named<text:span text:style-name="T1"> </text:span><text:span text:style-name="T12">“</text:span><text:span text:style-name="T8">Heading</text:span><text:span text:style-name="T12"> </text:span><text:span text:style-name="T8">1</text:span><text:span text:style-name="T12">”</text:span>,<text:span text:style-name="T1"> “</text:span><text:span text:style-name="T8">Heading</text:span><text:span text:style-name="T12"> </text:span><text:span text:style-name="T8">2</text:span><text:span text:style-name="T12">”</text:span>,<text:span text:style-name="T12"> “</text:span><text:span text:style-name="T8">Heading</text:span><text:span text:style-name="T12"> </text:span><text:span text:style-name="T8">3</text:span><text:span text:style-name="T12">”</text:span>,<text:span text:style-name="T1"> </text:span>and<text:span text:style-name="T1"> </text:span><text:span text:style-name="T12">“</text:span><text:span text:style-name="T8">Heading</text:span><text:span text:style-name="T12"> </text:span><text:span text:style-name="T8">4</text:span><text:span text:style-name="T12">”</text:span><text:span text:style-name="T1"> </text:span>are<text:span text:style-name="T1"> </text:span>prescribed.</text:p>
        <text:list xml:id="list95647014698042" text:continue-numbering="true" text:style-name="WW8Num1">
          <text:list-item>
            <text:list>
              <text:list-item>
                <text:h text:style-name="Heading_20_2" text:outline-level="2">Figures<text:span text:style-name="T1"> </text:span>and<text:span text:style-name="T1"> </text:span>Tables</text:h>
              </text:list-item>
            </text:list>
          </text:list-item>
        </text:list>
        <text:p text:style-name="Text_20_body">Place<text:span text:style-name="T1"> </text:span>figures<text:span text:style-name="T1"> </text:span>and<text:span text:style-name="T1"> </text:span>tables<text:span text:style-name="T1"> </text:span>at<text:span text:style-name="T1"> </text:span>the<text:span text:style-name="T1"> </text:span>top<text:span text:style-name="T1"> </text:span>and<text:span text:style-name="T1"> </text:span>bottom<text:span text:style-name="T1"> </text:span>of<text:span text:style-name="T1"> </text:span>columns.<text:span text:style-name="T1"> </text:span>Avoid<text:span text:style-name="T1"> </text:span>placing<text:span text:style-name="T1"> </text:span>them<text:span text:style-name="T1"> </text:span>in<text:span text:style-name="T1"> </text:span>the<text:span text:style-name="T1"> </text:span>middle<text:span text:style-name="T1"> </text:span>of<text:span text:style-name="T1"> </text:span>columns.<text:span text:style-name="T1"> </text:span>Large<text:span text:style-name="T1"> </text:span>figures<text:span text:style-name="T1"> </text:span>and<text:span text:style-name="T1"> </text:span>tables<text:span text:style-name="T1"> </text:span>may<text:span text:style-name="T1"> </text:span>span<text:span text:style-name="T1"> </text:span>across<text:span text:style-name="T1"> </text:span>both<text:span text:style-name="T1"> </text:span>columns.<text:span text:style-name="T1"> </text:span>Figure<text:span text:style-name="T1"> </text:span>captions<text:span text:style-name="T1"> </text:span>should<text:span text:style-name="T1"> </text:span>be<text:span text:style-name="T1"> </text:span>below<text:span text:style-name="T1"> </text:span>the<text:span text:style-name="T1"> </text:span>figures;<text:span text:style-name="T1"> </text:span>table<text:span text:style-name="T1"> </text:span>captions<text:span text:style-name="T1"> </text:span>should<text:span text:style-name="T1"> </text:span>appear<text:span text:style-name="T1"> </text:span><text:soft-page-break/>above<text:span text:style-name="T1"> </text:span>the<text:span text:style-name="T1"> </text:span>tables.<text:span text:style-name="T1"> </text:span>Insert<text:span text:style-name="T1"> </text:span>figures<text:span text:style-name="T1"> </text:span>and<text:span text:style-name="T1"> </text:span>tables<text:span text:style-name="T1"> </text:span>after<text:span text:style-name="T1"> </text:span>they<text:span text:style-name="T1"> </text:span>are<text:span text:style-name="T1"> </text:span>cited<text:span text:style-name="T1"> </text:span>in<text:span text:style-name="T1"> </text:span>the<text:span text:style-name="T1"> </text:span>text.<text:span text:style-name="T1"> <text:s/></text:span>Use<text:span text:style-name="T1"> </text:span>the<text:span text:style-name="T1"> </text:span>abbreviation<text:span text:style-name="T1"> “</text:span>Fig.<text:span text:style-name="T1"> </text:span>1<text:span text:style-name="T1">” in the text, and “Figure 1” </text:span>at<text:span text:style-name="T1"> </text:span>the<text:span text:style-name="T1"> </text:span>beginning<text:span text:style-name="T1"> </text:span>of<text:span text:style-name="T1"> </text:span>a<text:span text:style-name="T1"> </text:span>sentence.</text:p>
        <text:p text:style-name="Text_20_body">Use<text:span text:style-name="T1"> </text:span>8<text:span text:style-name="T1"> </text:span>point<text:span text:style-name="T1"> </text:span>Times<text:span text:style-name="T1"> </text:span>New<text:span text:style-name="T1"> </text:span>Roman<text:span text:style-name="T1"> </text:span>for<text:span text:style-name="T1"> </text:span>figure<text:span text:style-name="T1"> </text:span>labels.<text:span text:style-name="T1"> </text:span>Use<text:span text:style-name="T1"> </text:span>words<text:span text:style-name="T1"> </text:span>rather<text:span text:style-name="T1"> </text:span>than<text:span text:style-name="T1"> </text:span>symbols<text:span text:style-name="T1"> </text:span>or<text:span text:style-name="T1"> </text:span>abbreviations<text:span text:style-name="T1"> </text:span>when<text:span text:style-name="T1"> </text:span>writing<text:span text:style-name="T1"> </text:span>figure-axis<text:span text:style-name="T1"> </text:span>labels<text:span text:style-name="T1"> </text:span>to<text:span text:style-name="T1"> </text:span>avoid<text:span text:style-name="T1"> </text:span>confusing<text:span text:style-name="T1"> </text:span>the<text:span text:style-name="T1"> </text:span>reader.<text:span text:style-name="T1"> </text:span>As<text:span text:style-name="T1"> </text:span>an<text:span text:style-name="T1"> </text:span>example,<text:span text:style-name="T1"> </text:span>write<text:span text:style-name="T1"> </text:span>the<text:span text:style-name="T1"> </text:span>quantity<text:span text:style-name="T1"> “</text:span>Magnetization<text:span text:style-name="T1">”</text:span>,<text:span text:style-name="T1"> </text:span>or<text:span text:style-name="T1"> “</text:span>Magnetization,<text:span text:style-name="T1"> </text:span>M<text:span text:style-name="T1">”</text:span>,<text:span text:style-name="T1"> </text:span>not<text:span text:style-name="T1"> </text:span>just<text:span text:style-name="T1"> “</text:span>M<text:span text:style-name="T1">”</text:span>.</text:p>
        <text:p text:style-name="Text_20_body">If<text:span text:style-name="T1"> </text:span>including<text:span text:style-name="T1"> </text:span>units<text:span text:style-name="T1"> </text:span>in<text:span text:style-name="T1"> </text:span>the<text:span text:style-name="T1"> </text:span>label,<text:span text:style-name="T1"> </text:span>present<text:span text:style-name="T1"> </text:span>them<text:span text:style-name="T1"> </text:span>within<text:span text:style-name="T1"> </text:span>parentheses.<text:span text:style-name="T1"> </text:span>Do<text:span text:style-name="T1"> </text:span>not<text:span text:style-name="T1"> </text:span>label<text:span text:style-name="T1"> </text:span>axes<text:span text:style-name="T1"> </text:span>only<text:span text:style-name="T1"> </text:span>with<text:span text:style-name="T1"> </text:span>units.<text:span text:style-name="T1"> </text:span>In<text:span text:style-name="T1"> </text:span>the<text:span text:style-name="T1"> </text:span>example,<text:span text:style-name="T1"> </text:span>write<text:span text:style-name="T1"> “</text:span>Magnetization<text:span text:style-name="T1"> </text:span>(A/m)<text:span text:style-name="T1">” </text:span>or<text:span text:style-name="T1"> “</text:span>Magnetization<text:span text:style-name="T1"> </text:span>{A[m(1)]}<text:span text:style-name="T1">”</text:span>,<text:span text:style-name="T1"> </text:span>not<text:span text:style-name="T1"> </text:span>just<text:span text:style-name="T1"> “</text:span>A/m<text:span text:style-name="T1">”</text:span>.<text:span text:style-name="T1"> </text:span>Do<text:span text:style-name="T1"> </text:span>not<text:span text:style-name="T1"> </text:span>label<text:span text:style-name="T1"> </text:span>axes<text:span text:style-name="T1"> </text:span>with<text:span text:style-name="T1"> </text:span>a<text:span text:style-name="T1"> </text:span>ratio<text:span text:style-name="T1"> </text:span>of<text:span text:style-name="T1"> </text:span>quantities<text:span text:style-name="T1"> </text:span>and<text:span text:style-name="T1"> </text:span>units.<text:span text:style-name="T1"> </text:span>For<text:span text:style-name="T1"> </text:span>example,<text:span text:style-name="T1"> </text:span>write<text:span text:style-name="T1"> “</text:span>Temperature<text:span text:style-name="T1"> </text:span>(K)<text:span text:style-name="T1">”</text:span>,<text:span text:style-name="T1"> </text:span>not<text:span text:style-name="T1"> “</text:span>Temperature/K<text:span text:style-name="T1">”</text:span>.</text:p>
        <text:list xml:id="list95646412974633" text:continue-numbering="true" text:style-name="WW8Num1">
          <text:list-item>
            <text:list>
              <text:list-item>
                <text:h text:style-name="Heading_20_2" text:outline-level="2">Footnotes</text:h>
              </text:list-item>
            </text:list>
          </text:list-item>
        </text:list>
        <text:p text:style-name="Text_20_body">Use<text:span text:style-name="T1"> </text:span>footnotes<text:span text:style-name="T1"> </text:span>sparingly<text:span text:style-name="T1"> </text:span>(or<text:span text:style-name="T1"> </text:span>not<text:span text:style-name="T1"> </text:span>at<text:span text:style-name="T1"> </text:span>all)<text:span text:style-name="T1"> </text:span>and<text:span text:style-name="T1"> </text:span>place<text:span text:style-name="T1"> </text:span>them<text:span text:style-name="T1"> </text:span>at<text:span text:style-name="T1"> </text:span>the<text:span text:style-name="T1"> </text:span>bottom<text:span text:style-name="T1"> </text:span>of<text:span text:style-name="T1"> </text:span>the<text:span text:style-name="T1"> </text:span>column<text:span text:style-name="T1"> </text:span>on<text:span text:style-name="T1"> </text:span>the<text:span text:style-name="T1"> </text:span>page<text:span text:style-name="T1"> </text:span>on<text:span text:style-name="T1"> </text:span>which<text:span text:style-name="T1"> </text:span>they<text:span text:style-name="T1"> </text:span>are<text:span text:style-name="T1"> </text:span>referenced.<text:span text:style-name="T1"> </text:span>Use<text:span text:style-name="T1"> </text:span>Times<text:span text:style-name="T1"> </text:span>8-point<text:span text:style-name="T1"> </text:span>type,<text:span text:style-name="T1"> </text:span>single-spaced.<text:span text:style-name="T1"> </text:span></text:p>
        <text:p text:style-name="P3">To help your readers, avoid using footnotes altogether and include necessary peripheral observations in the text (within parentheses, if you prefer, as in this sentence).</text:p>
        <text:p text:style-name="P3">Number footnotes separately from reference numbers, and in superscripts. Do not put footnotes in the reference list. Use letters for table footnotes.</text:p>
        <text:list xml:id="list3591858084927125347" text:style-name="WW8Num5">
          <text:list-item>
            <text:p text:style-name="table_20_head">Table<text:span text:style-name="T1"> </text:span>Type<text:span text:style-name="T1"> </text:span>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6">Table<text:span text:style-name="T1"> </text:span>Head</text:p>
              </table:table-cell>
              <table:table-cell table:style-name="Table1.B1" table:number-columns-spanned="3" office:value-type="string">
                <text:p text:style-name="P36">Table<text:span text:style-name="T1"> </text:span>Column<text:span text:style-name="T1"> </text:span>Head</text:p>
              </table:table-cell>
              <table:covered-table-cell/>
              <table:covered-table-cell/>
            </table:table-row>
            <table:table-row table:style-name="Table1.1">
              <table:table-cell table:style-name="Table1.A2" office:value-type="string">
                <text:p text:style-name="P1"/>
              </table:table-cell>
              <table:table-cell table:style-name="Table1.A1" office:value-type="string">
                <text:p text:style-name="P37">Table<text:span text:style-name="T1"> </text:span>column<text:span text:style-name="T1"> </text:span>subhead</text:p>
              </table:table-cell>
              <table:table-cell table:style-name="Table1.A1" office:value-type="string">
                <text:p text:style-name="P37">Subhead</text:p>
              </table:table-cell>
              <table:table-cell table:style-name="Table1.B1" office:value-type="string">
                <text:p text:style-name="P37">Subhead</text:p>
              </table:table-cell>
            </table:table-row>
          </table:table-header-rows>
          <table:table-row table:style-name="Table1.3">
            <table:table-cell table:style-name="Table1.A1" office:value-type="string">
              <text:p text:style-name="P23">copy</text:p>
            </table:table-cell>
            <table:table-cell table:style-name="Table1.A1" office:value-type="string">
              <text:p text:style-name="P23">More<text:span text:style-name="T1"> </text:span>table<text:span text:style-name="T1"> </text:span>copy<text:span text:style-name="T14">a</text:span></text:p>
            </table:table-cell>
            <table:table-cell table:style-name="Table1.A1" office:value-type="string">
              <text:p text:style-name="P1"/>
            </table:table-cell>
            <table:table-cell table:style-name="Table1.B1" office:value-type="string">
              <text:p text:style-name="P1"/>
            </table:table-cell>
          </table:table-row>
        </table:table>
        <text:p text:style-name="table_20_footnote">a.<text:span text:style-name="T1"> </text:span>Sample<text:span text:style-name="T1"> </text:span>of<text:span text:style-name="T1"> </text:span>a<text:span text:style-name="T1"> </text:span>table<text:span text:style-name="T1"> </text:span>footnote.<text:span text:style-name="T1"> </text:span><text:span text:style-name="T8">(table</text:span><text:span text:style-name="T12"> </text:span><text:span text:style-name="T8">footnote)</text:span></text:p>
        <text:list xml:id="list5263614410447408070" text:style-name="WW8Num6">
          <text:list-item>
            <text:p text:style-name="figure_20_caption"><draw:frame draw:style-name="fr1" draw:name="Frame1" text:anchor-type="char" svg:x="0.1472in" svg:y="-0.0161in" svg:width="3.2598in" svg:height="1.7638in" draw:z-index="0"><draw:text-box><text:p text:style-name="Text_20_body">We<text:span text:style-name="T1"> </text:span>suggest<text:span text:style-name="T1"> </text:span>that<text:span text:style-name="T1"> </text:span>you<text:span text:style-name="T1"> </text:span>use<text:span text:style-name="T1"> </text:span>a<text:span text:style-name="T1"> </text:span>text<text:span text:style-name="T1"> </text:span>box<text:span text:style-name="T1"> </text:span>to<text:span text:style-name="T1"> </text:span>insert<text:span text:style-name="T1"> </text:span>a<text:span text:style-name="T1"> </text:span>graphic<text:span text:style-name="T1"> </text:span>(ideally<text:span text:style-name="T1"> </text:span>300<text:span text:style-name="T1"> </text:span>dpi,<text:span text:style-name="T1"> </text:span>with<text:span text:style-name="T1"> </text:span>all<text:span text:style-name="T1"> </text:span>fonts<text:span text:style-name="T1"> </text:span>embedded)<text:span text:style-name="T1"> </text:span>because,<text:span text:style-name="T1"> </text:span>in<text:span text:style-name="T1"> </text:span>an<text:span text:style-name="T1"> </text:span>MSW<text:span text:style-name="T1"> </text:span>document,<text:span text:style-name="T1"> </text:span>this<text:span text:style-name="T1"> </text:span>method<text:span text:style-name="T1"> </text:span>is<text:span text:style-name="T1"> </text:span>somewhat<text:span text:style-name="T1"> </text:span>more<text:span text:style-name="T1"> </text:span>stable<text:span text:style-name="T1"> </text:span>than<text:span text:style-name="T1"> </text:span>directly<text:span text:style-name="T1"> </text:span>inserting<text:span text:style-name="T1"> </text:span>a<text:span text:style-name="T1"> </text:span>picture.</text:p><text:p text:style-name="P17">To<text:span text:style-name="T1"> </text:span>have<text:span text:style-name="T1"> </text:span>non-visible<text:span text:style-name="T1"> </text:span>rules<text:span text:style-name="T1"> </text:span>on<text:span text:style-name="T1"> Example of a figure caption. </text:span><text:span text:style-name="T12">(figure caption) </text:span>your<text:span text:style-name="T1"> </text:span>frame,<text:span text:style-name="T1"> </text:span>use<text:span text:style-name="T1"> </text:span>the<text:span text:style-name="T1"> </text:span>MSWord<text:span text:style-name="T1"> </text:span>pull-down<text:span text:style-name="T1"> </text:span>menu,<text:span text:style-name="T1"> </text:span>select<text:span text:style-name="T1"> </text:span>Format<text:span text:style-name="T1"> </text:span>&gt;<text:span text:style-name="T1"> </text:span>Borders<text:span text:style-name="T1"> </text:span>and<text:span text:style-name="T1"> </text:span>Shading<text:span text:style-name="T1"> </text:span>&gt;<text:span text:style-name="T1"> </text:span>Select<text:span text:style-name="T1"> ”</text:span>None<text:span text:style-name="T1">”</text:span>.</text:p></draw:text-box></draw:frame>Example<text:span text:style-name="T1"> </text:span>of<text:span text:style-name="T1"> </text:span>a<text:span text:style-name="T1"> </text:span>figure<text:span text:style-name="T1"> </text:span>caption.<text:span text:style-name="T1"> </text:span><text:span text:style-name="T8">(figure</text:span><text:span text:style-name="T12"> </text:span><text:span text:style-name="T8">caption)</text:span></text:p>
          </text:list-item>
        </text:list>
        <text:list xml:id="list95646279646476" text:continue-list="list95646412974633" text:style-name="WW8Num1">
          <text:list-item>
            <text:h text:style-name="Heading_20_1" text:outline-level="1"><text:span text:style-name="T1"><text:s/></text:span>Copyright<text:span text:style-name="T1"> </text:span>Forms</text:h>
          </text:list-item>
        </text:list>
        <text:p text:style-name="Text_20_body">You<text:span text:style-name="T1"> </text:span>must<text:span text:style-name="T1"> </text:span>submit<text:span text:style-name="T1"> </text:span>the<text:span text:style-name="T1"> </text:span>IEEE<text:span text:style-name="T1"> </text:span>Electronic<text:span text:style-name="T1"> </text:span>Copyright<text:span text:style-name="T1"> </text:span>Form<text:span text:style-name="T1"> </text:span>(ECF)<text:span text:style-name="T1"> as described in your </text:span>author<text:span text:style-name="T1">-</text:span>kit<text:span text:style-name="T1"> message</text:span>.<text:span text:style-name="T1"> </text:span>THIS<text:span text:style-name="T1"> </text:span>FORM<text:span text:style-name="T1"> </text:span>MUST<text:span text:style-name="T1"> </text:span>BE<text:span text:style-name="T1"> </text:span>SUBMITTED<text:span text:style-name="T1"> </text:span>IN<text:span text:style-name="T1"> </text:span>ORDER<text:span text:style-name="T1"> </text:span>TO<text:span text:style-name="T1"> </text:span>PUBLISH<text:span text:style-name="T1"> </text:span>YOUR<text:span text:style-name="T1"> </text:span>PAPER.</text:p>
        <text:h text:style-name="P22" text:outline-level="1">Acknowledgment</text:h>
        <text:p text:style-name="Text_20_body">The<text:span text:style-name="T1"> </text:span>preferred<text:span text:style-name="T1"> </text:span>spelling<text:span text:style-name="T1"> </text:span>of<text:span text:style-name="T1"> </text:span>the<text:span text:style-name="T1"> </text:span>word<text:span text:style-name="T1"> “</text:span>acknowledgment<text:span text:style-name="T1">” </text:span>in<text:span text:style-name="T1"> </text:span>America<text:span text:style-name="T1"> </text:span>is<text:span text:style-name="T1"> </text:span>without<text:span text:style-name="T1"> </text:span>an<text:span text:style-name="T1"> “</text:span>e<text:span text:style-name="T1">” </text:span>after<text:span text:style-name="T1"> </text:span>the<text:span text:style-name="T1"> “</text:span>g<text:span text:style-name="T1">”</text:span>.<text:span text:style-name="T1"> </text:span>Avoid<text:span text:style-name="T1"> </text:span>the<text:span text:style-name="T1"> </text:span>stilted<text:span text:style-name="T1"> </text:span>expression,<text:span text:style-name="T1"> “</text:span>One<text:span text:style-name="T1"> </text:span>of<text:span text:style-name="T1"> </text:span>us<text:span text:style-name="T1"> </text:span>(R.<text:span text:style-name="T1"> </text:span>B.<text:span text:style-name="T1"> </text:span>G.)<text:span text:style-name="T1"> </text:span>thanks<text:span text:style-name="T1"> </text:span>.<text:span text:style-name="T1"> </text:span>.<text:span text:style-name="T1"> </text:span>.<text:span text:style-name="T1">” <text:s/></text:span>Instead,<text:span text:style-name="T1"> </text:span>try<text:span text:style-name="T1"> </text:span><text:line-break/><text:span text:style-name="T1">“</text:span>R.<text:span text:style-name="T1"> </text:span>B.<text:span text:style-name="T1"> </text:span>G.<text:span text:style-name="T1"> </text:span>thanks<text:span text:style-name="T1">”</text:span>.<text:span text:style-name="T1"> </text:span>Put<text:span text:style-name="T1"> </text:span>applicable<text:span text:style-name="T1"> </text:span>sponsor<text:span text:style-name="T1"> </text:span>acknowledgments<text:span text:style-name="T1"> </text:span>here;<text:span text:style-name="T1"> </text:span>DO<text:span text:style-name="T1"> </text:span>NOT<text:span text:style-name="T1"> </text:span>place<text:span text:style-name="T1"> </text:span>them<text:span text:style-name="T1"> </text:span>on<text:span text:style-name="T1"> </text:span>the<text:span text:style-name="T1"> </text:span>first<text:span text:style-name="T1"> </text:span>page<text:span text:style-name="T1"> </text:span>of<text:span text:style-name="T1"> </text:span>your<text:span text:style-name="T1"> </text:span>paper<text:span text:style-name="T1"> </text:span>or<text:span text:style-name="T1"> </text:span>as<text:span text:style-name="T1"> </text:span>a<text:span text:style-name="T1"> </text:span>footnote.</text:p>
        <text:h text:style-name="P22" text:outline-level="1">References</text:h>
        <text:p text:style-name="P18"><text:span text:style-name="T1"/></text:p>
        <text:list xml:id="list1003782265152381256" text:style-name="WW8Num4">
          <text:list-item>
            <text:p text:style-name="P30"><text:bookmark-start text:name="__RefHeading__2745_711087310"/><text:span text:style-name="T8">V.T. Nkomo, J.M. Gardin, T.N. Skelton, J.S. Gottdiener, C.G. Scott, M. Enriquez-Sarano. Burden of valvular heart diseases: a population-based study. Lancet, 368 (10) (2006), pp. 1005–1011</text:span><text:bookmark-end text:name="__RefHeading__2745_711087310"/></text:p>
          </text:list-item>
          <text:list-item>
            <text:p text:style-name="P31"><text:bookmark-start text:name="__RefHeading__2748_711087310"/><text:span text:style-name="T8">Yan, T. D., Cao, C., Martens-Nielsen, J., Padang, R., Ng, M., Vallely, M. P. &amp; Bannon, P. G. Transcatheter Aortic Valve Implantation for High-Risk Patients with Severe Aortic Stenosis: A Systematic Review. The Journal of thoracic and cardiovascular surgery, Vol.139, No.6, 2010, pp. 1519-28, ISSN 0022-5223.</text:span><text:bookmark-end text:name="__RefHeading__2748_711087310"/></text:p>
          </text:list-item>
          <text:list-item>
            <text:p text:style-name="P31"><text:bookmark-start text:name="__RefHeading__4046_711087310"/><text:span text:style-name="T8">Wijesinghe N., Masson J., Nietlispach F., Tay E., GurvitchR., Wood D., Webb J. A Novel Real-Time Image Processor to Facilitate Transcatheter Aortic Valve Implantation. Journal Am Coll Cardiol; volume 55, issue 10s1, 2010.</text:span><text:bookmark-end text:name="__RefHeading__4046_711087310"/></text:p>
          </text:list-item>
          <text:list-item>
            <text:p text:style-name="P29"><text:bookmark-start text:name="__RefHeading__4048_711087310"/><text:span text:style-name="T8">Karar, M.E., Gessat, M., Walther, T., Falk, V., Burgert, O.: Towards a New Image Guidance System for Assisting Transapical Minimally Invasive Aortic Valve Implantation. In: Conf. Proc. IEEE Eng. Med. Biol. Soc., pp. 3645–3648. IEEE Press, New York (2009)</text:span><text:bookmark-end text:name="__RefHeading__4048_711087310"/></text:p>
          </text:list-item>
          <text:list-item>
            <text:p text:style-name="P29"><text:bookmark-start text:name="__RefHeading__4050_711087310"/><text:span text:style-name="T8">Gessat, M., Merk, D.R., Falk, V., Walther, T., Jacobs, S., Nottling, A., Burgert, O.: A Planning System for Transapical Aortic Valve Implantation. In: Proc. of SPIE Medical Imaging (2009)</text:span><text:bookmark-end text:name="__RefHeading__4050_711087310"/></text:p>
          </text:list-item>
          <text:list-item>
            <text:p text:style-name="P29"><text:bookmark-start text:name="__RefHeading__4052_711087310"/><text:span text:style-name="T8">Zheng, Y., John, M., Liao, R., Boese, J., Kirschstein, U., Georgescu, B., Zhou, S.K., Kempfert, J., Walther, T., Brockmann, G., Comaniciu, D.: Automatic Aorta Segmentation and Valve Landmark Detection in C-Arm CT: Application to Aortic Valve Implantation. In: Jiang, T., Navab, N., Pluim, J.P.W., Viergever, M.A. (eds.) MICCAI 2010. LNCS, vol. 6361, pp. 476–483. Springer, Heidelberg (2010)</text:span><text:bookmark-end text:name="__RefHeading__4052_711087310"/></text:p>
          </text:list-item>
          <text:list-item>
            <text:p text:style-name="P29"><text:bookmark-start text:name="__RefHeading__4054_711087310"/><text:span text:style-name="T8">John, M., Liao, R., Zheng, Y., Nottling, A., Boese, J., Kirschstein, U., Kempfert, J., Walther, T.: System to Guide Transcatheter Aortic Valve Implantations Based on Interventional C-arm CT Imaging. In: Jiang, T., Navab, N., Pluim, J.P.W., Viergever, M.A. (eds.) MICCAI 2010. LNCS, vol. 6361, pp. 375–382. Springer, Heidelberg (2010)</text:span><text:bookmark-end text:name="__RefHeading__4054_711087310"/></text:p>
          </text:list-item>
          <text:list-item>
            <text:p text:style-name="P29"><text:bookmark-start text:name="__RefHeading__4056_711087310"/><text:span text:style-name="T8">Liao R., Miao S., Zheng Y. Automatic and efficient contrast-based 2-D/3-D fusion for trans-catheter aortic valve implantation (TAVI). Comput Med Imaging Graph. 2013 Mar;37(2):150-61. doi: 10.1016/j.compmedimag.2013.01.008. Epub 2013 Feb 19.</text:span><text:bookmark-end text:name="__RefHeading__4056_711087310"/></text:p>
          </text:list-item>
          <text:list-item>
            <text:p text:style-name="P29"><text:bookmark-start text:name="__RefHeading__4058_711087310"/><text:span text:style-name="T8">Ming, L., Kapoor, A., Mazilu, D., Horvath, K.A.: Pneumatic Actuated Robotic Assistant System for Aortic Valve Replacement Under MRI Guidance. IEEE Trans. on Biomed. Eng. 58, 443–451 (2011).</text:span><text:bookmark-end text:name="__RefHeading__4058_711087310"/></text:p>
          </text:list-item>
          <text:list-item>
            <text:p text:style-name="P29"><text:bookmark-start text:name="__RefHeading__4060_711087310"/><text:span text:style-name="T8">Esmail Karar M., John M., Holzhey D., Falk V., Mohr FW. and Burgert O. Model-Updated Image-Guided Minimally Invasive Off-Pump Transcatheter Aortic Valve Implantation. Medical Image Computing and Computer-Assisted Intervention – MICCAI 2011; Volume 6891, 2011, pp 275-282.</text:span><text:bookmark-end text:name="__RefHeading__4060_711087310"/></text:p>
          </text:list-item>
          <text:list-item>
            <text:p text:style-name="P32"><text:bookmark-start text:name="__RefHeading__10035_711087310"/><text:span text:style-name="T8">E. Maggio and A. Cavallaro. Video Tracking: Theory and Practice. Wiley, 2011.</text:span><text:bookmark-end text:name="__RefHeading__10035_711087310"/></text:p>
          </text:list-item>
          <text:list-item>
            <text:p text:style-name="P33"><text:bookmark-start text:name="__RefHeading__10822_711087310"/><text:span text:style-name="T8">D. Ross, J. Lim, R.-S. Lin, and M.-H. Yang. Incremental learning for robust visual tracking. International Journal of Computer Vision, 77(1):125–141, May 2008.</text:span><text:bookmark-end text:name="__RefHeading__10822_711087310"/></text:p>
          </text:list-item>
          <text:list-item>
            <text:p text:style-name="P34"><text:bookmark-start text:name="__RefHeading__10855_711087310"/><text:soft-page-break/><text:span text:style-name="T8">L. Matthews, T. Ishikawa, and S. Baker. The template update problem. IEEE Transactions on Pattern Analysis and Machine Intelligence, 26(6):810–815, 2004.</text:span><text:bookmark-end text:name="__RefHeading__10855_711087310"/></text:p>
          </text:list-item>
          <text:list-item>
            <text:p text:style-name="P35"><text:bookmark-start text:name="__RefHeading__11019_711087310"/><text:span text:style-name="T8">A. Yilmaz, O. Javed, and M. Shah. Object tracking: A survey. ACM Computing Surveys, 38(4), Dec. 2006.</text:span><text:bookmark-end text:name="__RefHeading__11019_711087310"/></text:p>
          </text:list-item>
        </text:list>
      </text:section>
      <text:section text:style-name="Sect4" text:name="Section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Ubuntu" svg:font-family="Ubuntu"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SimSun" svg:font-family="SimSun, 宋体" style:font-pitch="variable"/>
    <style:font-face style:name="WenQuanYi Micro Hei" svg:font-family="'WenQuanYi Micro Hei', 'Times New 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1"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1"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MS Mincho'" style:font-pitch-complex="variable"/>
    </style:style>
    <style:style style:name="Heading_20_1" style:display-name="Heading 1" style:family="paragraph" style:parent-style-name="Standard" style:next-style-name="Text_20_body" style:default-outline-level="1" style:list-style-name="WW8Num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list-style-name="WW8Num1"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list-style-name="WW8Num1"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list-style-name="WW8Num1"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Absatz-Standardschriftart" style:family="text"/>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WW-Default_20_Paragraph_20_Font" style:display-name="WW-Default Paragraph Fon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89in" fo:margin-left="0.5118in" fo:margin-right="0.511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3T12:05:00</meta:creation-date>
    <dc:date>2014-05-15T09:56:44.877897267</dc:date>
    <meta:editing-cycles>70</meta:editing-cycles>
    <meta:editing-duration>P1DT23H34M28S</meta:editing-duration>
    <meta:generator>LibreOffice/4.2.3.3$Linux_X86_64 LibreOffice_project/420m0$Build-3</meta:generator>
    <meta:document-statistic meta:table-count="1" meta:image-count="0" meta:object-count="0" meta:page-count="6" meta:paragraph-count="113" meta:word-count="4495" meta:character-count="28324" meta:non-whitespace-character-count="24008"/>
  </office:meta>
</office:document-meta>
</file>